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ff00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31cm" svg:height="3.692cm" svg:x="1.574cm" svg:y="9.805cm">
          <text:p/>
        </draw:rect>
        <draw:rect draw:style-name="gr1" draw:text-style-name="P1" draw:layer="layout" svg:width="17.31cm" svg:height="3.722cm" draw:transform="rotate (3.1415926535892) translate (18.884cm 9.805cm)">
          <text:p/>
        </draw:rect>
        <draw:rect draw:style-name="gr1" draw:text-style-name="P1" draw:layer="layout" svg:width="17.31cm" svg:height="3.873cm" svg:x="1.574cm" svg:y="2.209cm">
          <text:p/>
        </draw:rect>
        <draw:frame draw:style-name="gr2" draw:text-style-name="P2" draw:layer="layout" svg:width="3.063cm" svg:height="0.721cm" svg:x="2.19cm" svg:y="2.593cm">
          <draw:text-box>
            <text:p text:style-name="P2">Starting State</text:p>
          </draw:text-box>
        </draw:frame>
        <draw:rect draw:style-name="gr3" draw:text-style-name="P1" draw:layer="layout" svg:width="1.27cm" svg:height="0.682cm" svg:x="3.995cm" svg:y="3.607cm">
          <text:p text:style-name="P1"><text:span text:style-name="T1">0</text:span></text:p>
        </draw:rect>
        <draw:rect draw:style-name="gr3" draw:text-style-name="P1" draw:layer="layout" svg:width="1.27cm" svg:height="0.681cm" svg:x="3.995cm" svg:y="4.265cm">
          <text:p text:style-name="P1"><text:span text:style-name="T2">0</text:span></text:p>
        </draw:rect>
        <draw:rect draw:style-name="gr3" draw:text-style-name="P1" draw:layer="layout" svg:width="1.27cm" svg:height="0.682cm" svg:x="3.995cm" svg:y="4.922cm">
          <text:p text:style-name="P1"><text:span text:style-name="T2">NULL</text:span></text:p>
        </draw:rect>
        <draw:rect draw:style-name="gr3" draw:text-style-name="P1" draw:layer="layout" svg:width="1.27cm" svg:height="0.682cm" svg:x="5.195cm" svg:y="3.607cm">
          <text:p text:style-name="P1"><text:span text:style-name="T1">1</text:span></text:p>
        </draw:rect>
        <draw:rect draw:style-name="gr3" draw:text-style-name="P1" draw:layer="layout" svg:width="1.27cm" svg:height="0.681cm" svg:x="5.195cm" svg:y="4.265cm">
          <text:p text:style-name="P1"><text:span text:style-name="T2">-1</text:span></text:p>
        </draw:rect>
        <draw:rect draw:style-name="gr3" draw:text-style-name="P1" draw:layer="layout" svg:width="1.27cm" svg:height="0.682cm" svg:x="5.195cm" svg:y="4.922cm">
          <text:p text:style-name="P1"><text:span text:style-name="T2">NULL</text:span></text:p>
        </draw:rect>
        <draw:rect draw:style-name="gr3" draw:text-style-name="P1" draw:layer="layout" svg:width="1.27cm" svg:height="0.682cm" svg:x="6.395cm" svg:y="3.607cm">
          <text:p text:style-name="P1"><text:span text:style-name="T1">2</text:span></text:p>
        </draw:rect>
        <draw:rect draw:style-name="gr3" draw:text-style-name="P1" draw:layer="layout" svg:width="1.27cm" svg:height="0.681cm" svg:x="6.395cm" svg:y="4.265cm">
          <text:p text:style-name="P1"><text:span text:style-name="T2">-1</text:span></text:p>
        </draw:rect>
        <draw:rect draw:style-name="gr3" draw:text-style-name="P1" draw:layer="layout" svg:width="1.27cm" svg:height="0.682cm" svg:x="6.395cm" svg:y="4.922cm">
          <text:p text:style-name="P1"><text:span text:style-name="T2">NULL</text:span></text:p>
        </draw:rect>
        <draw:rect draw:style-name="gr3" draw:text-style-name="P1" draw:layer="layout" svg:width="1.27cm" svg:height="0.682cm" svg:x="7.595cm" svg:y="3.607cm">
          <text:p text:style-name="P1"><text:span text:style-name="T1">3</text:span></text:p>
        </draw:rect>
        <draw:rect draw:style-name="gr3" draw:text-style-name="P1" draw:layer="layout" svg:width="1.27cm" svg:height="0.681cm" svg:x="7.595cm" svg:y="4.265cm">
          <text:p text:style-name="P1"><text:span text:style-name="T2">-1</text:span></text:p>
        </draw:rect>
        <draw:rect draw:style-name="gr3" draw:text-style-name="P1" draw:layer="layout" svg:width="1.27cm" svg:height="0.682cm" svg:x="7.595cm" svg:y="4.922cm">
          <text:p text:style-name="P1"><text:span text:style-name="T2">NULL</text:span></text:p>
        </draw:rect>
        <draw:rect draw:style-name="gr3" draw:text-style-name="P1" draw:layer="layout" svg:width="1.27cm" svg:height="0.682cm" svg:x="8.795cm" svg:y="3.607cm">
          <text:p text:style-name="P1"><text:span text:style-name="T1">4</text:span></text:p>
        </draw:rect>
        <draw:rect draw:style-name="gr3" draw:text-style-name="P1" draw:layer="layout" svg:width="1.27cm" svg:height="0.681cm" svg:x="8.795cm" svg:y="4.265cm">
          <text:p text:style-name="P1"><text:span text:style-name="T2">-1</text:span></text:p>
        </draw:rect>
        <draw:rect draw:style-name="gr3" draw:text-style-name="P1" draw:layer="layout" svg:width="1.27cm" svg:height="0.682cm" svg:x="8.795cm" svg:y="4.922cm">
          <text:p text:style-name="P1"><text:span text:style-name="T2">NULL</text:span></text:p>
        </draw:rect>
        <draw:rect draw:style-name="gr3" draw:text-style-name="P1" draw:layer="layout" svg:width="1.27cm" svg:height="0.682cm" svg:x="9.995cm" svg:y="3.607cm">
          <text:p text:style-name="P1"><text:span text:style-name="T1">5</text:span></text:p>
        </draw:rect>
        <draw:rect draw:style-name="gr3" draw:text-style-name="P1" draw:layer="layout" svg:width="1.27cm" svg:height="0.681cm" svg:x="9.995cm" svg:y="4.265cm">
          <text:p text:style-name="P1"><text:span text:style-name="T2">-1</text:span></text:p>
        </draw:rect>
        <draw:rect draw:style-name="gr3" draw:text-style-name="P1" draw:layer="layout" svg:width="1.27cm" svg:height="0.682cm" svg:x="9.995cm" svg:y="4.922cm">
          <text:p text:style-name="P1"><text:span text:style-name="T2">NULL</text:span></text:p>
        </draw:rect>
        <draw:rect draw:style-name="gr3" draw:text-style-name="P1" draw:layer="layout" svg:width="1.27cm" svg:height="0.682cm" svg:x="11.195cm" svg:y="3.607cm">
          <text:p text:style-name="P1"><text:span text:style-name="T1">6</text:span></text:p>
        </draw:rect>
        <draw:rect draw:style-name="gr3" draw:text-style-name="P1" draw:layer="layout" svg:width="1.27cm" svg:height="0.681cm" svg:x="11.195cm" svg:y="4.265cm">
          <text:p text:style-name="P1"><text:span text:style-name="T2">-1</text:span></text:p>
        </draw:rect>
        <draw:rect draw:style-name="gr3" draw:text-style-name="P1" draw:layer="layout" svg:width="1.27cm" svg:height="0.682cm" svg:x="11.195cm" svg:y="4.922cm">
          <text:p text:style-name="P1"><text:span text:style-name="T2">NULL</text:span></text:p>
        </draw:rect>
        <draw:rect draw:style-name="gr3" draw:text-style-name="P1" draw:layer="layout" svg:width="1.27cm" svg:height="0.682cm" svg:x="12.395cm" svg:y="3.607cm">
          <text:p text:style-name="P1"><text:span text:style-name="T1">7</text:span></text:p>
        </draw:rect>
        <draw:rect draw:style-name="gr3" draw:text-style-name="P1" draw:layer="layout" svg:width="1.27cm" svg:height="0.681cm" svg:x="12.395cm" svg:y="4.265cm">
          <text:p text:style-name="P1"><text:span text:style-name="T2">-1</text:span></text:p>
        </draw:rect>
        <draw:rect draw:style-name="gr3" draw:text-style-name="P1" draw:layer="layout" svg:width="1.27cm" svg:height="0.682cm" svg:x="12.395cm" svg:y="4.922cm">
          <text:p text:style-name="P1"><text:span text:style-name="T2">NULL</text:span></text:p>
        </draw:rect>
        <draw:rect draw:style-name="gr3" draw:text-style-name="P1" draw:layer="layout" svg:width="1.27cm" svg:height="0.682cm" svg:x="13.595cm" svg:y="3.607cm">
          <text:p text:style-name="P1"><text:span text:style-name="T1">8</text:span></text:p>
        </draw:rect>
        <draw:rect draw:style-name="gr3" draw:text-style-name="P1" draw:layer="layout" svg:width="1.27cm" svg:height="0.681cm" svg:x="13.595cm" svg:y="4.265cm">
          <text:p text:style-name="P1"><text:span text:style-name="T2">-1</text:span></text:p>
        </draw:rect>
        <draw:rect draw:style-name="gr3" draw:text-style-name="P1" draw:layer="layout" svg:width="1.27cm" svg:height="0.682cm" svg:x="13.595cm" svg:y="4.922cm">
          <text:p text:style-name="P1"><text:span text:style-name="T2">NULL</text:span></text:p>
        </draw:rect>
        <draw:rect draw:style-name="gr3" draw:text-style-name="P1" draw:layer="layout" svg:width="1.27cm" svg:height="0.682cm" svg:x="14.795cm" svg:y="3.607cm">
          <text:p text:style-name="P1"><text:span text:style-name="T1">9</text:span></text:p>
        </draw:rect>
        <draw:rect draw:style-name="gr3" draw:text-style-name="P1" draw:layer="layout" svg:width="1.27cm" svg:height="0.681cm" svg:x="14.795cm" svg:y="4.265cm">
          <text:p text:style-name="P1"><text:span text:style-name="T2">-1</text:span></text:p>
        </draw:rect>
        <draw:rect draw:style-name="gr3" draw:text-style-name="P1" draw:layer="layout" svg:width="1.27cm" svg:height="0.682cm" svg:x="14.795cm" svg:y="4.922cm">
          <text:p text:style-name="P1"><text:span text:style-name="T2">NULL</text:span></text:p>
        </draw:rect>
        <draw:rect draw:style-name="gr3" draw:text-style-name="P1" draw:layer="layout" svg:width="1.27cm" svg:height="0.682cm" svg:x="15.995cm" svg:y="3.607cm">
          <text:p text:style-name="P1"><text:span text:style-name="T1">10</text:span></text:p>
        </draw:rect>
        <draw:rect draw:style-name="gr3" draw:text-style-name="P1" draw:layer="layout" svg:width="1.27cm" svg:height="0.681cm" svg:x="15.995cm" svg:y="4.265cm">
          <text:p text:style-name="P1"><text:span text:style-name="T2">-1</text:span></text:p>
        </draw:rect>
        <draw:rect draw:style-name="gr3" draw:text-style-name="P1" draw:layer="layout" svg:width="1.27cm" svg:height="0.682cm" svg:x="15.995cm" svg:y="4.922cm">
          <text:p text:style-name="P1"><text:span text:style-name="T2">NULL</text:span></text:p>
        </draw:rect>
        <draw:rect draw:style-name="gr3" draw:text-style-name="P1" draw:layer="layout" svg:width="1.27cm" svg:height="0.682cm" svg:x="17.195cm" svg:y="3.607cm">
          <text:p text:style-name="P1"><text:span text:style-name="T1">11</text:span></text:p>
        </draw:rect>
        <draw:rect draw:style-name="gr3" draw:text-style-name="P1" draw:layer="layout" svg:width="1.27cm" svg:height="0.681cm" svg:x="17.195cm" svg:y="4.265cm">
          <text:p text:style-name="P1"><text:span text:style-name="T2">-1</text:span></text:p>
        </draw:rect>
        <draw:rect draw:style-name="gr3" draw:text-style-name="P1" draw:layer="layout" svg:width="1.27cm" svg:height="0.682cm" svg:x="17.195cm" svg:y="4.922cm">
          <text:p text:style-name="P1"><text:span text:style-name="T2">NULL</text:span></text:p>
        </draw:rect>
        <draw:rect draw:style-name="gr4" draw:text-style-name="P1" draw:layer="layout" svg:width="1.27cm" svg:height="0.682cm" svg:x="2.295cm" svg:y="3.607cm">
          <text:p text:style-name="P1"><text:span text:style-name="T1">Node</text:span></text:p>
        </draw:rect>
        <draw:rect draw:style-name="gr4" draw:text-style-name="P1" draw:layer="layout" svg:width="1.27cm" svg:height="0.681cm" svg:x="2.295cm" svg:y="4.265cm">
          <text:p text:style-name="P1"><text:span text:style-name="T1">Distance</text:span></text:p>
        </draw:rect>
        <draw:rect draw:style-name="gr4" draw:text-style-name="P1" draw:layer="layout" svg:width="1.27cm" svg:height="0.682cm" svg:x="2.295cm" svg:y="4.922cm">
          <text:p text:style-name="P1"><text:span text:style-name="T1">Backedge</text:span></text:p>
        </draw:rect>
        <draw:frame draw:style-name="gr5" draw:text-style-name="P2" draw:layer="layout" svg:width="3.321cm" svg:height="0.721cm" svg:x="15.144cm" svg:y="2.593cm">
          <draw:text-box>
            <text:p text:style-name="P2">Multimap: (0,0)</text:p>
          </draw:text-box>
        </draw:frame>
        <draw:frame draw:style-name="gr2" draw:text-style-name="P2" draw:layer="layout" svg:width="5.802cm" svg:height="0.721cm" svg:x="2.19cm" svg:y="6.394cm">
          <draw:text-box>
            <text:p text:style-name="P2">Visit Node 0: Insert 2 and 11</text:p>
          </draw:text-box>
        </draw:frame>
        <draw:rect draw:style-name="gr6" draw:text-style-name="P1" draw:layer="layout" svg:width="1.27cm" svg:height="0.682cm" svg:x="3.995cm" svg:y="7.408cm">
          <text:p text:style-name="P1"><text:span text:style-name="T1">0</text:span></text:p>
        </draw:rect>
        <draw:rect draw:style-name="gr3" draw:text-style-name="P1" draw:layer="layout" svg:width="1.27cm" svg:height="0.681cm" svg:x="3.995cm" svg:y="8.066cm">
          <text:p text:style-name="P1"><text:span text:style-name="T2">0</text:span></text:p>
        </draw:rect>
        <draw:rect draw:style-name="gr3" draw:text-style-name="P1" draw:layer="layout" svg:width="1.27cm" svg:height="0.682cm" svg:x="3.995cm" svg:y="8.723cm">
          <text:p text:style-name="P1"><text:span text:style-name="T2">NULL</text:span></text:p>
        </draw:rect>
        <draw:rect draw:style-name="gr3" draw:text-style-name="P1" draw:layer="layout" svg:width="1.27cm" svg:height="0.682cm" svg:x="5.195cm" svg:y="7.408cm">
          <text:p text:style-name="P1"><text:span text:style-name="T1">1</text:span></text:p>
        </draw:rect>
        <draw:rect draw:style-name="gr3" draw:text-style-name="P1" draw:layer="layout" svg:width="1.27cm" svg:height="0.681cm" svg:x="5.195cm" svg:y="8.066cm">
          <text:p text:style-name="P1"><text:span text:style-name="T2">-1</text:span></text:p>
        </draw:rect>
        <draw:rect draw:style-name="gr3" draw:text-style-name="P1" draw:layer="layout" svg:width="1.27cm" svg:height="0.682cm" svg:x="5.195cm" svg:y="8.723cm">
          <text:p text:style-name="P1"><text:span text:style-name="T2">NULL</text:span></text:p>
        </draw:rect>
        <draw:rect draw:style-name="gr3" draw:text-style-name="P1" draw:layer="layout" svg:width="1.27cm" svg:height="0.682cm" svg:x="6.395cm" svg:y="7.408cm">
          <text:p text:style-name="P1"><text:span text:style-name="T1">2</text:span></text:p>
        </draw:rect>
        <draw:rect draw:style-name="gr3" draw:text-style-name="P1" draw:layer="layout" svg:width="1.27cm" svg:height="0.681cm" svg:x="6.395cm" svg:y="8.066cm">
          <text:p text:style-name="P1"><text:span text:style-name="T2">1</text:span></text:p>
        </draw:rect>
        <draw:rect draw:style-name="gr3" draw:text-style-name="P1" draw:layer="layout" svg:width="1.27cm" svg:height="0.682cm" svg:x="6.395cm" svg:y="8.723cm">
          <text:p text:style-name="P1"><text:span text:style-name="T2">(0,2)</text:span></text:p>
        </draw:rect>
        <draw:rect draw:style-name="gr3" draw:text-style-name="P1" draw:layer="layout" svg:width="1.27cm" svg:height="0.682cm" svg:x="7.595cm" svg:y="7.408cm">
          <text:p text:style-name="P1"><text:span text:style-name="T1">3</text:span></text:p>
        </draw:rect>
        <draw:rect draw:style-name="gr3" draw:text-style-name="P1" draw:layer="layout" svg:width="1.27cm" svg:height="0.681cm" svg:x="7.595cm" svg:y="8.066cm">
          <text:p text:style-name="P1"><text:span text:style-name="T2">-1</text:span></text:p>
        </draw:rect>
        <draw:rect draw:style-name="gr3" draw:text-style-name="P1" draw:layer="layout" svg:width="1.27cm" svg:height="0.682cm" svg:x="7.595cm" svg:y="8.723cm">
          <text:p text:style-name="P1"><text:span text:style-name="T2">NULL</text:span></text:p>
        </draw:rect>
        <draw:rect draw:style-name="gr3" draw:text-style-name="P1" draw:layer="layout" svg:width="1.27cm" svg:height="0.682cm" svg:x="8.795cm" svg:y="7.408cm">
          <text:p text:style-name="P1"><text:span text:style-name="T1">4</text:span></text:p>
        </draw:rect>
        <draw:rect draw:style-name="gr3" draw:text-style-name="P1" draw:layer="layout" svg:width="1.27cm" svg:height="0.681cm" svg:x="8.795cm" svg:y="8.066cm">
          <text:p text:style-name="P1"><text:span text:style-name="T2">-1</text:span></text:p>
        </draw:rect>
        <draw:rect draw:style-name="gr3" draw:text-style-name="P1" draw:layer="layout" svg:width="1.27cm" svg:height="0.682cm" svg:x="8.795cm" svg:y="8.723cm">
          <text:p text:style-name="P1"><text:span text:style-name="T2">NULL</text:span></text:p>
        </draw:rect>
        <draw:rect draw:style-name="gr3" draw:text-style-name="P1" draw:layer="layout" svg:width="1.27cm" svg:height="0.682cm" svg:x="9.995cm" svg:y="7.408cm">
          <text:p text:style-name="P1"><text:span text:style-name="T1">5</text:span></text:p>
        </draw:rect>
        <draw:rect draw:style-name="gr3" draw:text-style-name="P1" draw:layer="layout" svg:width="1.27cm" svg:height="0.681cm" svg:x="9.995cm" svg:y="8.066cm">
          <text:p text:style-name="P1"><text:span text:style-name="T2">-1</text:span></text:p>
        </draw:rect>
        <draw:rect draw:style-name="gr3" draw:text-style-name="P1" draw:layer="layout" svg:width="1.27cm" svg:height="0.682cm" svg:x="9.995cm" svg:y="8.723cm">
          <text:p text:style-name="P1"><text:span text:style-name="T2">NULL</text:span></text:p>
        </draw:rect>
        <draw:rect draw:style-name="gr3" draw:text-style-name="P1" draw:layer="layout" svg:width="1.27cm" svg:height="0.682cm" svg:x="11.195cm" svg:y="7.408cm">
          <text:p text:style-name="P1"><text:span text:style-name="T1">6</text:span></text:p>
        </draw:rect>
        <draw:rect draw:style-name="gr3" draw:text-style-name="P1" draw:layer="layout" svg:width="1.27cm" svg:height="0.681cm" svg:x="11.195cm" svg:y="8.066cm">
          <text:p text:style-name="P1"><text:span text:style-name="T2">-1</text:span></text:p>
        </draw:rect>
        <draw:rect draw:style-name="gr3" draw:text-style-name="P1" draw:layer="layout" svg:width="1.27cm" svg:height="0.682cm" svg:x="11.195cm" svg:y="8.723cm">
          <text:p text:style-name="P1"><text:span text:style-name="T2">NULL</text:span></text:p>
        </draw:rect>
        <draw:rect draw:style-name="gr3" draw:text-style-name="P1" draw:layer="layout" svg:width="1.27cm" svg:height="0.682cm" svg:x="12.395cm" svg:y="7.408cm">
          <text:p text:style-name="P1"><text:span text:style-name="T1">7</text:span></text:p>
        </draw:rect>
        <draw:rect draw:style-name="gr3" draw:text-style-name="P1" draw:layer="layout" svg:width="1.27cm" svg:height="0.681cm" svg:x="12.395cm" svg:y="8.066cm">
          <text:p text:style-name="P1"><text:span text:style-name="T2">-1</text:span></text:p>
        </draw:rect>
        <draw:rect draw:style-name="gr3" draw:text-style-name="P1" draw:layer="layout" svg:width="1.27cm" svg:height="0.682cm" svg:x="12.395cm" svg:y="8.723cm">
          <text:p text:style-name="P1"><text:span text:style-name="T2">NULL</text:span></text:p>
        </draw:rect>
        <draw:rect draw:style-name="gr3" draw:text-style-name="P1" draw:layer="layout" svg:width="1.27cm" svg:height="0.682cm" svg:x="13.595cm" svg:y="7.408cm">
          <text:p text:style-name="P1"><text:span text:style-name="T1">8</text:span></text:p>
        </draw:rect>
        <draw:rect draw:style-name="gr3" draw:text-style-name="P1" draw:layer="layout" svg:width="1.27cm" svg:height="0.681cm" svg:x="13.595cm" svg:y="8.066cm">
          <text:p text:style-name="P1"><text:span text:style-name="T2">-1</text:span></text:p>
        </draw:rect>
        <draw:rect draw:style-name="gr3" draw:text-style-name="P1" draw:layer="layout" svg:width="1.27cm" svg:height="0.682cm" svg:x="13.595cm" svg:y="8.723cm">
          <text:p text:style-name="P1"><text:span text:style-name="T2">NULL</text:span></text:p>
        </draw:rect>
        <draw:rect draw:style-name="gr3" draw:text-style-name="P1" draw:layer="layout" svg:width="1.27cm" svg:height="0.682cm" svg:x="14.795cm" svg:y="7.408cm">
          <text:p text:style-name="P1"><text:span text:style-name="T1">9</text:span></text:p>
        </draw:rect>
        <draw:rect draw:style-name="gr3" draw:text-style-name="P1" draw:layer="layout" svg:width="1.27cm" svg:height="0.681cm" svg:x="14.795cm" svg:y="8.066cm">
          <text:p text:style-name="P1"><text:span text:style-name="T2">-1</text:span></text:p>
        </draw:rect>
        <draw:rect draw:style-name="gr3" draw:text-style-name="P1" draw:layer="layout" svg:width="1.27cm" svg:height="0.682cm" svg:x="14.795cm" svg:y="8.723cm">
          <text:p text:style-name="P1"><text:span text:style-name="T2">NULL</text:span></text:p>
        </draw:rect>
        <draw:rect draw:style-name="gr3" draw:text-style-name="P1" draw:layer="layout" svg:width="1.27cm" svg:height="0.682cm" svg:x="15.995cm" svg:y="7.408cm">
          <text:p text:style-name="P1"><text:span text:style-name="T1">10</text:span></text:p>
        </draw:rect>
        <draw:rect draw:style-name="gr3" draw:text-style-name="P1" draw:layer="layout" svg:width="1.27cm" svg:height="0.681cm" svg:x="15.995cm" svg:y="8.066cm">
          <text:p text:style-name="P1"><text:span text:style-name="T2">-1</text:span></text:p>
        </draw:rect>
        <draw:rect draw:style-name="gr3" draw:text-style-name="P1" draw:layer="layout" svg:width="1.27cm" svg:height="0.682cm" svg:x="15.995cm" svg:y="8.723cm">
          <text:p text:style-name="P1"><text:span text:style-name="T2">NULL</text:span></text:p>
        </draw:rect>
        <draw:rect draw:style-name="gr3" draw:text-style-name="P1" draw:layer="layout" svg:width="1.27cm" svg:height="0.682cm" svg:x="17.195cm" svg:y="7.408cm">
          <text:p text:style-name="P1"><text:span text:style-name="T1">11</text:span></text:p>
        </draw:rect>
        <draw:rect draw:style-name="gr3" draw:text-style-name="P1" draw:layer="layout" svg:width="1.27cm" svg:height="0.681cm" svg:x="17.195cm" svg:y="8.066cm">
          <text:p text:style-name="P1"><text:span text:style-name="T2">7</text:span></text:p>
        </draw:rect>
        <draw:rect draw:style-name="gr3" draw:text-style-name="P1" draw:layer="layout" svg:width="1.27cm" svg:height="0.682cm" svg:x="17.195cm" svg:y="8.723cm">
          <text:p text:style-name="P1"><text:span text:style-name="T2">(0,11)</text:span></text:p>
        </draw:rect>
        <draw:rect draw:style-name="gr4" draw:text-style-name="P1" draw:layer="layout" svg:width="1.27cm" svg:height="0.682cm" svg:x="2.295cm" svg:y="7.408cm">
          <text:p text:style-name="P1"><text:span text:style-name="T1">Node</text:span></text:p>
        </draw:rect>
        <draw:rect draw:style-name="gr4" draw:text-style-name="P1" draw:layer="layout" svg:width="1.27cm" svg:height="0.681cm" svg:x="2.295cm" svg:y="8.066cm">
          <text:p text:style-name="P1"><text:span text:style-name="T1">Distance</text:span></text:p>
        </draw:rect>
        <draw:rect draw:style-name="gr4" draw:text-style-name="P1" draw:layer="layout" svg:width="1.27cm" svg:height="0.682cm" svg:x="2.295cm" svg:y="8.723cm">
          <text:p text:style-name="P1"><text:span text:style-name="T1">Backedge</text:span></text:p>
        </draw:rect>
        <draw:frame draw:style-name="gr5" draw:text-style-name="P2" draw:layer="layout" svg:width="4.397cm" svg:height="0.721cm" svg:x="14.044cm" svg:y="6.394cm">
          <draw:text-box>
            <text:p text:style-name="P2">Multimap: (1:2)(7:11)</text:p>
          </draw:text-box>
        </draw:frame>
        <draw:frame draw:style-name="gr2" draw:text-style-name="P2" draw:layer="layout" svg:width="4.422cm" svg:height="0.721cm" svg:x="2.191cm" svg:y="10.095cm">
          <draw:text-box>
            <text:p text:style-name="P2">Visit Node 2: Insert 9</text:p>
          </draw:text-box>
        </draw:frame>
        <draw:rect draw:style-name="gr6" draw:text-style-name="P1" draw:layer="layout" svg:width="1.27cm" svg:height="0.682cm" svg:x="3.996cm" svg:y="11.109cm">
          <text:p text:style-name="P1"><text:span text:style-name="T1">0</text:span></text:p>
        </draw:rect>
        <draw:rect draw:style-name="gr3" draw:text-style-name="P1" draw:layer="layout" svg:width="1.27cm" svg:height="0.681cm" svg:x="3.996cm" svg:y="11.767cm">
          <text:p text:style-name="P1"><text:span text:style-name="T2">0</text:span></text:p>
        </draw:rect>
        <draw:rect draw:style-name="gr3" draw:text-style-name="P1" draw:layer="layout" svg:width="1.27cm" svg:height="0.682cm" svg:x="3.996cm" svg:y="12.424cm">
          <text:p text:style-name="P1"><text:span text:style-name="T2">NULL</text:span></text:p>
        </draw:rect>
        <draw:rect draw:style-name="gr3" draw:text-style-name="P1" draw:layer="layout" svg:width="1.27cm" svg:height="0.682cm" svg:x="5.196cm" svg:y="11.109cm">
          <text:p text:style-name="P1"><text:span text:style-name="T1">1</text:span></text:p>
        </draw:rect>
        <draw:rect draw:style-name="gr3" draw:text-style-name="P1" draw:layer="layout" svg:width="1.27cm" svg:height="0.681cm" svg:x="5.196cm" svg:y="11.767cm">
          <text:p text:style-name="P1"><text:span text:style-name="T2">-1</text:span></text:p>
        </draw:rect>
        <draw:rect draw:style-name="gr3" draw:text-style-name="P1" draw:layer="layout" svg:width="1.27cm" svg:height="0.682cm" svg:x="5.196cm" svg:y="12.424cm">
          <text:p text:style-name="P1"><text:span text:style-name="T2">NULL</text:span></text:p>
        </draw:rect>
        <draw:rect draw:style-name="gr6" draw:text-style-name="P1" draw:layer="layout" svg:width="1.27cm" svg:height="0.682cm" svg:x="6.396cm" svg:y="11.109cm">
          <text:p text:style-name="P1"><text:span text:style-name="T1">2</text:span></text:p>
        </draw:rect>
        <draw:rect draw:style-name="gr3" draw:text-style-name="P1" draw:layer="layout" svg:width="1.27cm" svg:height="0.681cm" svg:x="6.396cm" svg:y="11.767cm">
          <text:p text:style-name="P1"><text:span text:style-name="T2">1</text:span></text:p>
        </draw:rect>
        <draw:rect draw:style-name="gr3" draw:text-style-name="P1" draw:layer="layout" svg:width="1.27cm" svg:height="0.682cm" svg:x="6.396cm" svg:y="12.424cm">
          <text:p text:style-name="P1"><text:span text:style-name="T2">(0,2)</text:span></text:p>
        </draw:rect>
        <draw:rect draw:style-name="gr3" draw:text-style-name="P1" draw:layer="layout" svg:width="1.27cm" svg:height="0.682cm" svg:x="7.596cm" svg:y="11.109cm">
          <text:p text:style-name="P1"><text:span text:style-name="T1">3</text:span></text:p>
        </draw:rect>
        <draw:rect draw:style-name="gr3" draw:text-style-name="P1" draw:layer="layout" svg:width="1.27cm" svg:height="0.681cm" svg:x="7.596cm" svg:y="11.767cm">
          <text:p text:style-name="P1"><text:span text:style-name="T2">-1</text:span></text:p>
        </draw:rect>
        <draw:rect draw:style-name="gr3" draw:text-style-name="P1" draw:layer="layout" svg:width="1.27cm" svg:height="0.682cm" svg:x="7.596cm" svg:y="12.424cm">
          <text:p text:style-name="P1"><text:span text:style-name="T2">NULL</text:span></text:p>
        </draw:rect>
        <draw:rect draw:style-name="gr3" draw:text-style-name="P1" draw:layer="layout" svg:width="1.27cm" svg:height="0.682cm" svg:x="8.796cm" svg:y="11.109cm">
          <text:p text:style-name="P1"><text:span text:style-name="T1">4</text:span></text:p>
        </draw:rect>
        <draw:rect draw:style-name="gr3" draw:text-style-name="P1" draw:layer="layout" svg:width="1.27cm" svg:height="0.681cm" svg:x="8.796cm" svg:y="11.767cm">
          <text:p text:style-name="P1"><text:span text:style-name="T2">-1</text:span></text:p>
        </draw:rect>
        <draw:rect draw:style-name="gr3" draw:text-style-name="P1" draw:layer="layout" svg:width="1.27cm" svg:height="0.682cm" svg:x="8.796cm" svg:y="12.424cm">
          <text:p text:style-name="P1"><text:span text:style-name="T2">NULL</text:span></text:p>
        </draw:rect>
        <draw:rect draw:style-name="gr3" draw:text-style-name="P1" draw:layer="layout" svg:width="1.27cm" svg:height="0.682cm" svg:x="9.996cm" svg:y="11.109cm">
          <text:p text:style-name="P1"><text:span text:style-name="T1">5</text:span></text:p>
        </draw:rect>
        <draw:rect draw:style-name="gr3" draw:text-style-name="P1" draw:layer="layout" svg:width="1.27cm" svg:height="0.681cm" svg:x="9.996cm" svg:y="11.767cm">
          <text:p text:style-name="P1"><text:span text:style-name="T2">-1</text:span></text:p>
        </draw:rect>
        <draw:rect draw:style-name="gr3" draw:text-style-name="P1" draw:layer="layout" svg:width="1.27cm" svg:height="0.682cm" svg:x="9.996cm" svg:y="12.424cm">
          <text:p text:style-name="P1"><text:span text:style-name="T2">NULL</text:span></text:p>
        </draw:rect>
        <draw:rect draw:style-name="gr3" draw:text-style-name="P1" draw:layer="layout" svg:width="1.27cm" svg:height="0.682cm" svg:x="11.196cm" svg:y="11.109cm">
          <text:p text:style-name="P1"><text:span text:style-name="T1">6</text:span></text:p>
        </draw:rect>
        <draw:rect draw:style-name="gr3" draw:text-style-name="P1" draw:layer="layout" svg:width="1.27cm" svg:height="0.681cm" svg:x="11.196cm" svg:y="11.767cm">
          <text:p text:style-name="P1"><text:span text:style-name="T2">-1</text:span></text:p>
        </draw:rect>
        <draw:rect draw:style-name="gr3" draw:text-style-name="P1" draw:layer="layout" svg:width="1.27cm" svg:height="0.682cm" svg:x="11.196cm" svg:y="12.424cm">
          <text:p text:style-name="P1"><text:span text:style-name="T2">NULL</text:span></text:p>
        </draw:rect>
        <draw:rect draw:style-name="gr3" draw:text-style-name="P1" draw:layer="layout" svg:width="1.27cm" svg:height="0.682cm" svg:x="12.396cm" svg:y="11.109cm">
          <text:p text:style-name="P1"><text:span text:style-name="T1">7</text:span></text:p>
        </draw:rect>
        <draw:rect draw:style-name="gr3" draw:text-style-name="P1" draw:layer="layout" svg:width="1.27cm" svg:height="0.681cm" svg:x="12.396cm" svg:y="11.767cm">
          <text:p text:style-name="P1"><text:span text:style-name="T2">-1</text:span></text:p>
        </draw:rect>
        <draw:rect draw:style-name="gr3" draw:text-style-name="P1" draw:layer="layout" svg:width="1.27cm" svg:height="0.682cm" svg:x="12.396cm" svg:y="12.424cm">
          <text:p text:style-name="P1"><text:span text:style-name="T2">NULL</text:span></text:p>
        </draw:rect>
        <draw:rect draw:style-name="gr3" draw:text-style-name="P1" draw:layer="layout" svg:width="1.27cm" svg:height="0.682cm" svg:x="13.596cm" svg:y="11.109cm">
          <text:p text:style-name="P1"><text:span text:style-name="T1">8</text:span></text:p>
        </draw:rect>
        <draw:rect draw:style-name="gr3" draw:text-style-name="P1" draw:layer="layout" svg:width="1.27cm" svg:height="0.681cm" svg:x="13.596cm" svg:y="11.767cm">
          <text:p text:style-name="P1"><text:span text:style-name="T2">-1</text:span></text:p>
        </draw:rect>
        <draw:rect draw:style-name="gr3" draw:text-style-name="P1" draw:layer="layout" svg:width="1.27cm" svg:height="0.682cm" svg:x="13.596cm" svg:y="12.424cm">
          <text:p text:style-name="P1"><text:span text:style-name="T2">NULL</text:span></text:p>
        </draw:rect>
        <draw:rect draw:style-name="gr3" draw:text-style-name="P1" draw:layer="layout" svg:width="1.27cm" svg:height="0.682cm" svg:x="14.796cm" svg:y="11.109cm">
          <text:p text:style-name="P1"><text:span text:style-name="T1">9</text:span></text:p>
        </draw:rect>
        <draw:rect draw:style-name="gr3" draw:text-style-name="P1" draw:layer="layout" svg:width="1.27cm" svg:height="0.681cm" svg:x="14.796cm" svg:y="11.767cm">
          <text:p text:style-name="P1"><text:span text:style-name="T2">13</text:span></text:p>
        </draw:rect>
        <draw:rect draw:style-name="gr3" draw:text-style-name="P1" draw:layer="layout" svg:width="1.27cm" svg:height="0.682cm" svg:x="14.796cm" svg:y="12.424cm">
          <text:p text:style-name="P1"><text:span text:style-name="T2">(2,9)</text:span></text:p>
        </draw:rect>
        <draw:rect draw:style-name="gr3" draw:text-style-name="P1" draw:layer="layout" svg:width="1.27cm" svg:height="0.682cm" svg:x="15.996cm" svg:y="11.109cm">
          <text:p text:style-name="P1"><text:span text:style-name="T1">10</text:span></text:p>
        </draw:rect>
        <draw:rect draw:style-name="gr3" draw:text-style-name="P1" draw:layer="layout" svg:width="1.27cm" svg:height="0.681cm" svg:x="15.996cm" svg:y="11.767cm">
          <text:p text:style-name="P1"><text:span text:style-name="T2">-1</text:span></text:p>
        </draw:rect>
        <draw:rect draw:style-name="gr3" draw:text-style-name="P1" draw:layer="layout" svg:width="1.27cm" svg:height="0.682cm" svg:x="15.996cm" svg:y="12.424cm">
          <text:p text:style-name="P1"><text:span text:style-name="T2">NULL</text:span></text:p>
        </draw:rect>
        <draw:rect draw:style-name="gr3" draw:text-style-name="P1" draw:layer="layout" svg:width="1.27cm" svg:height="0.682cm" svg:x="17.196cm" svg:y="11.109cm">
          <text:p text:style-name="P1"><text:span text:style-name="T1">11</text:span></text:p>
        </draw:rect>
        <draw:rect draw:style-name="gr3" draw:text-style-name="P1" draw:layer="layout" svg:width="1.27cm" svg:height="0.681cm" svg:x="17.196cm" svg:y="11.767cm">
          <text:p text:style-name="P1"><text:span text:style-name="T2">7</text:span></text:p>
        </draw:rect>
        <draw:rect draw:style-name="gr3" draw:text-style-name="P1" draw:layer="layout" svg:width="1.27cm" svg:height="0.682cm" svg:x="17.196cm" svg:y="12.424cm">
          <text:p text:style-name="P1"><text:span text:style-name="T2">(0,11)</text:span></text:p>
        </draw:rect>
        <draw:rect draw:style-name="gr4" draw:text-style-name="P1" draw:layer="layout" svg:width="1.27cm" svg:height="0.682cm" svg:x="2.296cm" svg:y="11.109cm">
          <text:p text:style-name="P1"><text:span text:style-name="T1">Node</text:span></text:p>
        </draw:rect>
        <draw:rect draw:style-name="gr4" draw:text-style-name="P1" draw:layer="layout" svg:width="1.27cm" svg:height="0.681cm" svg:x="2.296cm" svg:y="11.767cm">
          <text:p text:style-name="P1"><text:span text:style-name="T1">Distance</text:span></text:p>
        </draw:rect>
        <draw:rect draw:style-name="gr4" draw:text-style-name="P1" draw:layer="layout" svg:width="1.27cm" svg:height="0.682cm" svg:x="2.296cm" svg:y="12.424cm">
          <text:p text:style-name="P1"><text:span text:style-name="T1">Backedge</text:span></text:p>
        </draw:rect>
        <draw:frame draw:style-name="gr5" draw:text-style-name="P2" draw:layer="layout" svg:width="4.634cm" svg:height="0.721cm" svg:x="13.745cm" svg:y="10.095cm">
          <draw:text-box>
            <text:p text:style-name="P2">Multimap: (7:11)(13:9)</text:p>
          </draw:text-box>
        </draw:frame>
        <draw:rect draw:style-name="gr1" draw:text-style-name="P1" draw:layer="layout" svg:width="17.31cm" svg:height="3.806cm" svg:x="1.574cm" svg:y="13.505cm">
          <text:p/>
        </draw:rect>
        <draw:frame draw:style-name="gr2" draw:text-style-name="P2" draw:layer="layout" svg:width="5.802cm" svg:height="0.721cm" svg:x="2.191cm" svg:y="13.795cm">
          <draw:text-box>
            <text:p text:style-name="P2">Visit Node 11: Insert 1 and 4</text:p>
          </draw:text-box>
        </draw:frame>
        <draw:rect draw:style-name="gr6" draw:text-style-name="P1" draw:layer="layout" svg:width="1.27cm" svg:height="0.682cm" svg:x="3.996cm" svg:y="14.809cm">
          <text:p text:style-name="P1"><text:span text:style-name="T1">0</text:span></text:p>
        </draw:rect>
        <draw:rect draw:style-name="gr3" draw:text-style-name="P1" draw:layer="layout" svg:width="1.27cm" svg:height="0.681cm" svg:x="3.996cm" svg:y="15.467cm">
          <text:p text:style-name="P1"><text:span text:style-name="T2">0</text:span></text:p>
        </draw:rect>
        <draw:rect draw:style-name="gr3" draw:text-style-name="P1" draw:layer="layout" svg:width="1.27cm" svg:height="0.682cm" svg:x="3.996cm" svg:y="16.124cm">
          <text:p text:style-name="P1"><text:span text:style-name="T2">NULL</text:span></text:p>
        </draw:rect>
        <draw:rect draw:style-name="gr3" draw:text-style-name="P1" draw:layer="layout" svg:width="1.27cm" svg:height="0.682cm" svg:x="5.196cm" svg:y="14.809cm">
          <text:p text:style-name="P1"><text:span text:style-name="T1">1</text:span></text:p>
        </draw:rect>
        <draw:rect draw:style-name="gr3" draw:text-style-name="P1" draw:layer="layout" svg:width="1.27cm" svg:height="0.681cm" svg:x="5.196cm" svg:y="15.467cm">
          <text:p text:style-name="P1"><text:span text:style-name="T2">47</text:span></text:p>
        </draw:rect>
        <draw:rect draw:style-name="gr3" draw:text-style-name="P1" draw:layer="layout" svg:width="1.27cm" svg:height="0.682cm" svg:x="5.196cm" svg:y="16.124cm">
          <text:p text:style-name="P1"><text:span text:style-name="T2">(11,1)</text:span></text:p>
        </draw:rect>
        <draw:rect draw:style-name="gr6" draw:text-style-name="P1" draw:layer="layout" svg:width="1.27cm" svg:height="0.682cm" svg:x="6.396cm" svg:y="14.809cm">
          <text:p text:style-name="P1"><text:span text:style-name="T1">2</text:span></text:p>
        </draw:rect>
        <draw:rect draw:style-name="gr3" draw:text-style-name="P1" draw:layer="layout" svg:width="1.27cm" svg:height="0.681cm" svg:x="6.396cm" svg:y="15.467cm">
          <text:p text:style-name="P1"><text:span text:style-name="T2">1</text:span></text:p>
        </draw:rect>
        <draw:rect draw:style-name="gr3" draw:text-style-name="P1" draw:layer="layout" svg:width="1.27cm" svg:height="0.682cm" svg:x="6.396cm" svg:y="16.124cm">
          <text:p text:style-name="P1"><text:span text:style-name="T2">(0,2)</text:span></text:p>
        </draw:rect>
        <draw:rect draw:style-name="gr3" draw:text-style-name="P1" draw:layer="layout" svg:width="1.27cm" svg:height="0.682cm" svg:x="7.596cm" svg:y="14.809cm">
          <text:p text:style-name="P1"><text:span text:style-name="T1">3</text:span></text:p>
        </draw:rect>
        <draw:rect draw:style-name="gr3" draw:text-style-name="P1" draw:layer="layout" svg:width="1.27cm" svg:height="0.681cm" svg:x="7.596cm" svg:y="15.467cm">
          <text:p text:style-name="P1"><text:span text:style-name="T2">-1</text:span></text:p>
        </draw:rect>
        <draw:rect draw:style-name="gr3" draw:text-style-name="P1" draw:layer="layout" svg:width="1.27cm" svg:height="0.682cm" svg:x="7.596cm" svg:y="16.124cm">
          <text:p text:style-name="P1"><text:span text:style-name="T2">NULL</text:span></text:p>
        </draw:rect>
        <draw:rect draw:style-name="gr3" draw:text-style-name="P1" draw:layer="layout" svg:width="1.27cm" svg:height="0.682cm" svg:x="8.796cm" svg:y="14.809cm">
          <text:p text:style-name="P1"><text:span text:style-name="T1">4</text:span></text:p>
        </draw:rect>
        <draw:rect draw:style-name="gr3" draw:text-style-name="P1" draw:layer="layout" svg:width="1.27cm" svg:height="0.681cm" svg:x="8.796cm" svg:y="15.467cm">
          <text:p text:style-name="P1"><text:span text:style-name="T2">9</text:span></text:p>
        </draw:rect>
        <draw:rect draw:style-name="gr3" draw:text-style-name="P1" draw:layer="layout" svg:width="1.27cm" svg:height="0.682cm" svg:x="8.796cm" svg:y="16.124cm">
          <text:p text:style-name="P1"><text:span text:style-name="T2">(11,4)</text:span></text:p>
        </draw:rect>
        <draw:rect draw:style-name="gr3" draw:text-style-name="P1" draw:layer="layout" svg:width="1.27cm" svg:height="0.682cm" svg:x="9.996cm" svg:y="14.809cm">
          <text:p text:style-name="P1"><text:span text:style-name="T1">5</text:span></text:p>
        </draw:rect>
        <draw:rect draw:style-name="gr3" draw:text-style-name="P1" draw:layer="layout" svg:width="1.27cm" svg:height="0.681cm" svg:x="9.996cm" svg:y="15.467cm">
          <text:p text:style-name="P1"><text:span text:style-name="T2">-1</text:span></text:p>
        </draw:rect>
        <draw:rect draw:style-name="gr3" draw:text-style-name="P1" draw:layer="layout" svg:width="1.27cm" svg:height="0.682cm" svg:x="9.996cm" svg:y="16.124cm">
          <text:p text:style-name="P1"><text:span text:style-name="T2">NULL</text:span></text:p>
        </draw:rect>
        <draw:rect draw:style-name="gr3" draw:text-style-name="P1" draw:layer="layout" svg:width="1.27cm" svg:height="0.682cm" svg:x="11.196cm" svg:y="14.809cm">
          <text:p text:style-name="P1"><text:span text:style-name="T1">6</text:span></text:p>
        </draw:rect>
        <draw:rect draw:style-name="gr3" draw:text-style-name="P1" draw:layer="layout" svg:width="1.27cm" svg:height="0.681cm" svg:x="11.196cm" svg:y="15.467cm">
          <text:p text:style-name="P1"><text:span text:style-name="T2">-1</text:span></text:p>
        </draw:rect>
        <draw:rect draw:style-name="gr3" draw:text-style-name="P1" draw:layer="layout" svg:width="1.27cm" svg:height="0.682cm" svg:x="11.196cm" svg:y="16.124cm">
          <text:p text:style-name="P1"><text:span text:style-name="T2">NULL</text:span></text:p>
        </draw:rect>
        <draw:rect draw:style-name="gr3" draw:text-style-name="P1" draw:layer="layout" svg:width="1.27cm" svg:height="0.682cm" svg:x="12.396cm" svg:y="14.809cm">
          <text:p text:style-name="P1"><text:span text:style-name="T1">7</text:span></text:p>
        </draw:rect>
        <draw:rect draw:style-name="gr3" draw:text-style-name="P1" draw:layer="layout" svg:width="1.27cm" svg:height="0.681cm" svg:x="12.396cm" svg:y="15.467cm">
          <text:p text:style-name="P1"><text:span text:style-name="T2">-1</text:span></text:p>
        </draw:rect>
        <draw:rect draw:style-name="gr3" draw:text-style-name="P1" draw:layer="layout" svg:width="1.27cm" svg:height="0.682cm" svg:x="12.396cm" svg:y="16.124cm">
          <text:p text:style-name="P1"><text:span text:style-name="T2">NULL</text:span></text:p>
        </draw:rect>
        <draw:rect draw:style-name="gr3" draw:text-style-name="P1" draw:layer="layout" svg:width="1.27cm" svg:height="0.682cm" svg:x="13.596cm" svg:y="14.809cm">
          <text:p text:style-name="P1"><text:span text:style-name="T1">8</text:span></text:p>
        </draw:rect>
        <draw:rect draw:style-name="gr3" draw:text-style-name="P1" draw:layer="layout" svg:width="1.27cm" svg:height="0.681cm" svg:x="13.596cm" svg:y="15.467cm">
          <text:p text:style-name="P1"><text:span text:style-name="T2">-1</text:span></text:p>
        </draw:rect>
        <draw:rect draw:style-name="gr3" draw:text-style-name="P1" draw:layer="layout" svg:width="1.27cm" svg:height="0.682cm" svg:x="13.596cm" svg:y="16.124cm">
          <text:p text:style-name="P1"><text:span text:style-name="T2">NULL</text:span></text:p>
        </draw:rect>
        <draw:rect draw:style-name="gr3" draw:text-style-name="P1" draw:layer="layout" svg:width="1.27cm" svg:height="0.682cm" svg:x="14.796cm" svg:y="14.809cm">
          <text:p text:style-name="P1"><text:span text:style-name="T1">9</text:span></text:p>
        </draw:rect>
        <draw:rect draw:style-name="gr3" draw:text-style-name="P1" draw:layer="layout" svg:width="1.27cm" svg:height="0.681cm" svg:x="14.796cm" svg:y="15.467cm">
          <text:p text:style-name="P1"><text:span text:style-name="T2">13</text:span></text:p>
        </draw:rect>
        <draw:rect draw:style-name="gr3" draw:text-style-name="P1" draw:layer="layout" svg:width="1.27cm" svg:height="0.682cm" svg:x="14.796cm" svg:y="16.124cm">
          <text:p text:style-name="P1"><text:span text:style-name="T2">(2,9)</text:span></text:p>
        </draw:rect>
        <draw:rect draw:style-name="gr3" draw:text-style-name="P1" draw:layer="layout" svg:width="1.27cm" svg:height="0.682cm" svg:x="15.996cm" svg:y="14.809cm">
          <text:p text:style-name="P1"><text:span text:style-name="T1">10</text:span></text:p>
        </draw:rect>
        <draw:rect draw:style-name="gr3" draw:text-style-name="P1" draw:layer="layout" svg:width="1.27cm" svg:height="0.681cm" svg:x="15.996cm" svg:y="15.467cm">
          <text:p text:style-name="P1"><text:span text:style-name="T2">-1</text:span></text:p>
        </draw:rect>
        <draw:rect draw:style-name="gr3" draw:text-style-name="P1" draw:layer="layout" svg:width="1.27cm" svg:height="0.682cm" svg:x="15.996cm" svg:y="16.124cm">
          <text:p text:style-name="P1"><text:span text:style-name="T2">NULL</text:span></text:p>
        </draw:rect>
        <draw:rect draw:style-name="gr6" draw:text-style-name="P1" draw:layer="layout" svg:width="1.27cm" svg:height="0.682cm" svg:x="17.196cm" svg:y="14.809cm">
          <text:p text:style-name="P1"><text:span text:style-name="T1">11</text:span></text:p>
        </draw:rect>
        <draw:rect draw:style-name="gr3" draw:text-style-name="P1" draw:layer="layout" svg:width="1.27cm" svg:height="0.681cm" svg:x="17.196cm" svg:y="15.467cm">
          <text:p text:style-name="P1"><text:span text:style-name="T2">7</text:span></text:p>
        </draw:rect>
        <draw:rect draw:style-name="gr3" draw:text-style-name="P1" draw:layer="layout" svg:width="1.27cm" svg:height="0.682cm" svg:x="17.196cm" svg:y="16.124cm">
          <text:p text:style-name="P1"><text:span text:style-name="T2">(0,11)</text:span></text:p>
        </draw:rect>
        <draw:rect draw:style-name="gr4" draw:text-style-name="P1" draw:layer="layout" svg:width="1.27cm" svg:height="0.682cm" svg:x="2.296cm" svg:y="14.809cm">
          <text:p text:style-name="P1"><text:span text:style-name="T1">Node</text:span></text:p>
        </draw:rect>
        <draw:rect draw:style-name="gr4" draw:text-style-name="P1" draw:layer="layout" svg:width="1.27cm" svg:height="0.681cm" svg:x="2.296cm" svg:y="15.467cm">
          <text:p text:style-name="P1"><text:span text:style-name="T1">Distance</text:span></text:p>
        </draw:rect>
        <draw:rect draw:style-name="gr4" draw:text-style-name="P1" draw:layer="layout" svg:width="1.27cm" svg:height="0.682cm" svg:x="2.296cm" svg:y="16.124cm">
          <text:p text:style-name="P1"><text:span text:style-name="T1">Backedge</text:span></text:p>
        </draw:rect>
        <draw:frame draw:style-name="gr5" draw:text-style-name="P2" draw:layer="layout" svg:width="5.531cm" svg:height="0.721cm" svg:x="12.945cm" svg:y="13.795cm">
          <draw:text-box>
            <text:p text:style-name="P2">Multimap: (9:4)(13:9)(41:1)</text:p>
          </draw:text-box>
        </draw:frame>
        <draw:rect draw:style-name="gr1" draw:text-style-name="P1" draw:layer="layout" svg:width="17.31cm" svg:height="3.98cm" svg:x="1.574cm" svg:y="17.205cm">
          <text:p/>
        </draw:rect>
        <draw:frame draw:style-name="gr2" draw:text-style-name="P2" draw:layer="layout" svg:width="5.595cm" svg:height="0.721cm" svg:x="2.191cm" svg:y="17.495cm">
          <draw:text-box>
            <text:p text:style-name="P2">Visit Node 4: Insert 8 and 6</text:p>
          </draw:text-box>
        </draw:frame>
        <draw:rect draw:style-name="gr6" draw:text-style-name="P1" draw:layer="layout" svg:width="1.27cm" svg:height="0.682cm" svg:x="3.996cm" svg:y="18.509cm">
          <text:p text:style-name="P1"><text:span text:style-name="T1">0</text:span></text:p>
        </draw:rect>
        <draw:rect draw:style-name="gr3" draw:text-style-name="P1" draw:layer="layout" svg:width="1.27cm" svg:height="0.681cm" svg:x="3.996cm" svg:y="19.167cm">
          <text:p text:style-name="P1"><text:span text:style-name="T2">0</text:span></text:p>
        </draw:rect>
        <draw:rect draw:style-name="gr3" draw:text-style-name="P1" draw:layer="layout" svg:width="1.27cm" svg:height="0.682cm" svg:x="3.996cm" svg:y="19.824cm">
          <text:p text:style-name="P1"><text:span text:style-name="T2">NULL</text:span></text:p>
        </draw:rect>
        <draw:rect draw:style-name="gr3" draw:text-style-name="P1" draw:layer="layout" svg:width="1.27cm" svg:height="0.682cm" svg:x="5.196cm" svg:y="18.509cm">
          <text:p text:style-name="P1"><text:span text:style-name="T1">1</text:span></text:p>
        </draw:rect>
        <draw:rect draw:style-name="gr3" draw:text-style-name="P1" draw:layer="layout" svg:width="1.27cm" svg:height="0.681cm" svg:x="5.196cm" svg:y="19.167cm">
          <text:p text:style-name="P1"><text:span text:style-name="T2">47</text:span></text:p>
        </draw:rect>
        <draw:rect draw:style-name="gr3" draw:text-style-name="P1" draw:layer="layout" svg:width="1.27cm" svg:height="0.682cm" svg:x="5.196cm" svg:y="19.824cm">
          <text:p text:style-name="P1"><text:span text:style-name="T2">(11,1)</text:span></text:p>
        </draw:rect>
        <draw:rect draw:style-name="gr6" draw:text-style-name="P1" draw:layer="layout" svg:width="1.27cm" svg:height="0.682cm" svg:x="6.396cm" svg:y="18.509cm">
          <text:p text:style-name="P1"><text:span text:style-name="T1">2</text:span></text:p>
        </draw:rect>
        <draw:rect draw:style-name="gr3" draw:text-style-name="P1" draw:layer="layout" svg:width="1.27cm" svg:height="0.681cm" svg:x="6.396cm" svg:y="19.167cm">
          <text:p text:style-name="P1"><text:span text:style-name="T2">1</text:span></text:p>
        </draw:rect>
        <draw:rect draw:style-name="gr3" draw:text-style-name="P1" draw:layer="layout" svg:width="1.27cm" svg:height="0.682cm" svg:x="6.396cm" svg:y="19.824cm">
          <text:p text:style-name="P1"><text:span text:style-name="T2">(0,2)</text:span></text:p>
        </draw:rect>
        <draw:rect draw:style-name="gr3" draw:text-style-name="P1" draw:layer="layout" svg:width="1.27cm" svg:height="0.682cm" svg:x="7.596cm" svg:y="18.509cm">
          <text:p text:style-name="P1"><text:span text:style-name="T1">3</text:span></text:p>
        </draw:rect>
        <draw:rect draw:style-name="gr3" draw:text-style-name="P1" draw:layer="layout" svg:width="1.27cm" svg:height="0.681cm" svg:x="7.596cm" svg:y="19.167cm">
          <text:p text:style-name="P1"><text:span text:style-name="T2">-1</text:span></text:p>
        </draw:rect>
        <draw:rect draw:style-name="gr3" draw:text-style-name="P1" draw:layer="layout" svg:width="1.27cm" svg:height="0.682cm" svg:x="7.596cm" svg:y="19.824cm">
          <text:p text:style-name="P1"><text:span text:style-name="T2">NULL</text:span></text:p>
        </draw:rect>
        <draw:rect draw:style-name="gr6" draw:text-style-name="P1" draw:layer="layout" svg:width="1.27cm" svg:height="0.682cm" svg:x="8.796cm" svg:y="18.509cm">
          <text:p text:style-name="P1"><text:span text:style-name="T1">4</text:span></text:p>
        </draw:rect>
        <draw:rect draw:style-name="gr3" draw:text-style-name="P1" draw:layer="layout" svg:width="1.27cm" svg:height="0.681cm" svg:x="8.796cm" svg:y="19.167cm">
          <text:p text:style-name="P1"><text:span text:style-name="T2">9</text:span></text:p>
        </draw:rect>
        <draw:rect draw:style-name="gr3" draw:text-style-name="P1" draw:layer="layout" svg:width="1.27cm" svg:height="0.682cm" svg:x="8.796cm" svg:y="19.824cm">
          <text:p text:style-name="P1"><text:span text:style-name="T2">(11,4)</text:span></text:p>
        </draw:rect>
        <draw:rect draw:style-name="gr3" draw:text-style-name="P1" draw:layer="layout" svg:width="1.27cm" svg:height="0.682cm" svg:x="9.996cm" svg:y="18.509cm">
          <text:p text:style-name="P1"><text:span text:style-name="T1">5</text:span></text:p>
        </draw:rect>
        <draw:rect draw:style-name="gr3" draw:text-style-name="P1" draw:layer="layout" svg:width="1.27cm" svg:height="0.681cm" svg:x="9.996cm" svg:y="19.167cm">
          <text:p text:style-name="P1"><text:span text:style-name="T2">-1</text:span></text:p>
        </draw:rect>
        <draw:rect draw:style-name="gr3" draw:text-style-name="P1" draw:layer="layout" svg:width="1.27cm" svg:height="0.682cm" svg:x="9.996cm" svg:y="19.824cm">
          <text:p text:style-name="P1"><text:span text:style-name="T2">NULL</text:span></text:p>
        </draw:rect>
        <draw:rect draw:style-name="gr3" draw:text-style-name="P1" draw:layer="layout" svg:width="1.27cm" svg:height="0.682cm" svg:x="11.196cm" svg:y="18.509cm">
          <text:p text:style-name="P1"><text:span text:style-name="T1">6</text:span></text:p>
        </draw:rect>
        <draw:rect draw:style-name="gr3" draw:text-style-name="P1" draw:layer="layout" svg:width="1.27cm" svg:height="0.681cm" svg:x="11.196cm" svg:y="19.167cm">
          <text:p text:style-name="P1"><text:span text:style-name="T2">18</text:span></text:p>
        </draw:rect>
        <draw:rect draw:style-name="gr3" draw:text-style-name="P1" draw:layer="layout" svg:width="1.27cm" svg:height="0.682cm" svg:x="11.196cm" svg:y="19.824cm">
          <text:p text:style-name="P1"><text:span text:style-name="T2">(4,6)</text:span></text:p>
        </draw:rect>
        <draw:rect draw:style-name="gr3" draw:text-style-name="P1" draw:layer="layout" svg:width="1.27cm" svg:height="0.682cm" svg:x="12.396cm" svg:y="18.509cm">
          <text:p text:style-name="P1"><text:span text:style-name="T1">7</text:span></text:p>
        </draw:rect>
        <draw:rect draw:style-name="gr3" draw:text-style-name="P1" draw:layer="layout" svg:width="1.27cm" svg:height="0.681cm" svg:x="12.396cm" svg:y="19.167cm">
          <text:p text:style-name="P1"><text:span text:style-name="T2">-1</text:span></text:p>
        </draw:rect>
        <draw:rect draw:style-name="gr3" draw:text-style-name="P1" draw:layer="layout" svg:width="1.27cm" svg:height="0.682cm" svg:x="12.396cm" svg:y="19.824cm">
          <text:p text:style-name="P1"><text:span text:style-name="T2">NULL</text:span></text:p>
        </draw:rect>
        <draw:rect draw:style-name="gr3" draw:text-style-name="P1" draw:layer="layout" svg:width="1.27cm" svg:height="0.682cm" svg:x="13.596cm" svg:y="18.509cm">
          <text:p text:style-name="P1"><text:span text:style-name="T1">8</text:span></text:p>
        </draw:rect>
        <draw:rect draw:style-name="gr3" draw:text-style-name="P1" draw:layer="layout" svg:width="1.27cm" svg:height="0.681cm" svg:x="13.596cm" svg:y="19.167cm">
          <text:p text:style-name="P1"><text:span text:style-name="T2">10</text:span></text:p>
        </draw:rect>
        <draw:rect draw:style-name="gr3" draw:text-style-name="P1" draw:layer="layout" svg:width="1.27cm" svg:height="0.682cm" svg:x="13.596cm" svg:y="19.824cm">
          <text:p text:style-name="P1"><text:span text:style-name="T2">(4,8)</text:span></text:p>
        </draw:rect>
        <draw:rect draw:style-name="gr3" draw:text-style-name="P1" draw:layer="layout" svg:width="1.27cm" svg:height="0.682cm" svg:x="14.796cm" svg:y="18.509cm">
          <text:p text:style-name="P1"><text:span text:style-name="T1">9</text:span></text:p>
        </draw:rect>
        <draw:rect draw:style-name="gr3" draw:text-style-name="P1" draw:layer="layout" svg:width="1.27cm" svg:height="0.681cm" svg:x="14.796cm" svg:y="19.167cm">
          <text:p text:style-name="P1"><text:span text:style-name="T2">13</text:span></text:p>
        </draw:rect>
        <draw:rect draw:style-name="gr3" draw:text-style-name="P1" draw:layer="layout" svg:width="1.27cm" svg:height="0.682cm" svg:x="14.796cm" svg:y="19.824cm">
          <text:p text:style-name="P1"><text:span text:style-name="T2">(2,9)</text:span></text:p>
        </draw:rect>
        <draw:rect draw:style-name="gr3" draw:text-style-name="P1" draw:layer="layout" svg:width="1.27cm" svg:height="0.682cm" svg:x="15.996cm" svg:y="18.509cm">
          <text:p text:style-name="P1"><text:span text:style-name="T1">10</text:span></text:p>
        </draw:rect>
        <draw:rect draw:style-name="gr3" draw:text-style-name="P1" draw:layer="layout" svg:width="1.27cm" svg:height="0.681cm" svg:x="15.996cm" svg:y="19.167cm">
          <text:p text:style-name="P1"><text:span text:style-name="T2">-1</text:span></text:p>
        </draw:rect>
        <draw:rect draw:style-name="gr3" draw:text-style-name="P1" draw:layer="layout" svg:width="1.27cm" svg:height="0.682cm" svg:x="15.996cm" svg:y="19.824cm">
          <text:p text:style-name="P1"><text:span text:style-name="T2">NULL</text:span></text:p>
        </draw:rect>
        <draw:rect draw:style-name="gr6" draw:text-style-name="P1" draw:layer="layout" svg:width="1.27cm" svg:height="0.682cm" svg:x="17.196cm" svg:y="18.509cm">
          <text:p text:style-name="P1"><text:span text:style-name="T1">11</text:span></text:p>
        </draw:rect>
        <draw:rect draw:style-name="gr3" draw:text-style-name="P1" draw:layer="layout" svg:width="1.27cm" svg:height="0.681cm" svg:x="17.196cm" svg:y="19.167cm">
          <text:p text:style-name="P1"><text:span text:style-name="T2">7</text:span></text:p>
        </draw:rect>
        <draw:rect draw:style-name="gr3" draw:text-style-name="P1" draw:layer="layout" svg:width="1.27cm" svg:height="0.682cm" svg:x="17.196cm" svg:y="19.824cm">
          <text:p text:style-name="P1"><text:span text:style-name="T2">(0,11)</text:span></text:p>
        </draw:rect>
        <draw:rect draw:style-name="gr4" draw:text-style-name="P1" draw:layer="layout" svg:width="1.27cm" svg:height="0.682cm" svg:x="2.296cm" svg:y="18.509cm">
          <text:p text:style-name="P1"><text:span text:style-name="T1">Node</text:span></text:p>
        </draw:rect>
        <draw:rect draw:style-name="gr4" draw:text-style-name="P1" draw:layer="layout" svg:width="1.27cm" svg:height="0.681cm" svg:x="2.296cm" svg:y="19.167cm">
          <text:p text:style-name="P1"><text:span text:style-name="T1">Distance</text:span></text:p>
        </draw:rect>
        <draw:rect draw:style-name="gr4" draw:text-style-name="P1" draw:layer="layout" svg:width="1.27cm" svg:height="0.682cm" svg:x="2.296cm" svg:y="19.824cm">
          <text:p text:style-name="P1"><text:span text:style-name="T1">Backedge</text:span></text:p>
        </draw:rect>
        <draw:frame draw:style-name="gr5" draw:text-style-name="P2" draw:layer="layout" svg:width="6.873cm" svg:height="0.721cm" svg:x="11.545cm" svg:y="17.495cm">
          <draw:text-box>
            <text:p text:style-name="P2">Multimap: (10:8)(13:9)(18:6)(41:1)</text:p>
          </draw:text-box>
        </draw:frame>
        <draw:rect draw:style-name="gr1" draw:text-style-name="P1" draw:layer="layout" svg:width="17.31cm" svg:height="5.346cm" svg:x="1.574cm" svg:y="21.105cm">
          <text:p/>
        </draw:rect>
        <draw:frame draw:style-name="gr2" draw:text-style-name="P2" draw:layer="layout" svg:width="8.96cm" svg:height="0.721cm" svg:x="2.191cm" svg:y="21.395cm">
          <draw:text-box>
            <text:p text:style-name="P2">Visit Node 8: Insert 10 and 3; Update 9 and 6</text:p>
          </draw:text-box>
        </draw:frame>
        <draw:rect draw:style-name="gr6" draw:text-style-name="P1" draw:layer="layout" svg:width="1.27cm" svg:height="0.682cm" svg:x="3.996cm" svg:y="23.609cm">
          <text:p text:style-name="P1"><text:span text:style-name="T1">0</text:span></text:p>
        </draw:rect>
        <draw:rect draw:style-name="gr3" draw:text-style-name="P1" draw:layer="layout" svg:width="1.27cm" svg:height="0.681cm" svg:x="3.996cm" svg:y="24.267cm">
          <text:p text:style-name="P1"><text:span text:style-name="T2">0</text:span></text:p>
        </draw:rect>
        <draw:rect draw:style-name="gr3" draw:text-style-name="P1" draw:layer="layout" svg:width="1.27cm" svg:height="0.682cm" svg:x="3.996cm" svg:y="24.924cm">
          <text:p text:style-name="P1"><text:span text:style-name="T2">NULL</text:span></text:p>
        </draw:rect>
        <draw:rect draw:style-name="gr3" draw:text-style-name="P1" draw:layer="layout" svg:width="1.27cm" svg:height="0.682cm" svg:x="5.196cm" svg:y="23.609cm">
          <text:p text:style-name="P1"><text:span text:style-name="T1">1</text:span></text:p>
        </draw:rect>
        <draw:rect draw:style-name="gr3" draw:text-style-name="P1" draw:layer="layout" svg:width="1.27cm" svg:height="0.681cm" svg:x="5.196cm" svg:y="24.267cm">
          <text:p text:style-name="P1"><text:span text:style-name="T2">47</text:span></text:p>
        </draw:rect>
        <draw:rect draw:style-name="gr3" draw:text-style-name="P1" draw:layer="layout" svg:width="1.27cm" svg:height="0.682cm" svg:x="5.196cm" svg:y="24.924cm">
          <text:p text:style-name="P1"><text:span text:style-name="T2">(11,1)</text:span></text:p>
        </draw:rect>
        <draw:rect draw:style-name="gr6" draw:text-style-name="P1" draw:layer="layout" svg:width="1.27cm" svg:height="0.682cm" svg:x="6.396cm" svg:y="23.609cm">
          <text:p text:style-name="P1"><text:span text:style-name="T1">2</text:span></text:p>
        </draw:rect>
        <draw:rect draw:style-name="gr3" draw:text-style-name="P1" draw:layer="layout" svg:width="1.27cm" svg:height="0.681cm" svg:x="6.396cm" svg:y="24.267cm">
          <text:p text:style-name="P1"><text:span text:style-name="T2">1</text:span></text:p>
        </draw:rect>
        <draw:rect draw:style-name="gr3" draw:text-style-name="P1" draw:layer="layout" svg:width="1.27cm" svg:height="0.682cm" svg:x="6.396cm" svg:y="24.924cm">
          <text:p text:style-name="P1"><text:span text:style-name="T2">(0,2)</text:span></text:p>
        </draw:rect>
        <draw:rect draw:style-name="gr3" draw:text-style-name="P1" draw:layer="layout" svg:width="1.27cm" svg:height="0.682cm" svg:x="7.596cm" svg:y="23.609cm">
          <text:p text:style-name="P1"><text:span text:style-name="T1">3</text:span></text:p>
        </draw:rect>
        <draw:rect draw:style-name="gr3" draw:text-style-name="P1" draw:layer="layout" svg:width="1.27cm" svg:height="0.681cm" svg:x="7.596cm" svg:y="24.267cm">
          <text:p text:style-name="P1"><text:span text:style-name="T2">43</text:span></text:p>
        </draw:rect>
        <draw:rect draw:style-name="gr3" draw:text-style-name="P1" draw:layer="layout" svg:width="1.27cm" svg:height="0.682cm" svg:x="7.596cm" svg:y="24.924cm">
          <text:p text:style-name="P1"><text:span text:style-name="T2">(8,3)</text:span></text:p>
        </draw:rect>
        <draw:rect draw:style-name="gr6" draw:text-style-name="P1" draw:layer="layout" svg:width="1.27cm" svg:height="0.682cm" svg:x="8.796cm" svg:y="23.609cm">
          <text:p text:style-name="P1"><text:span text:style-name="T1">4</text:span></text:p>
        </draw:rect>
        <draw:rect draw:style-name="gr3" draw:text-style-name="P1" draw:layer="layout" svg:width="1.27cm" svg:height="0.681cm" svg:x="8.796cm" svg:y="24.267cm">
          <text:p text:style-name="P1"><text:span text:style-name="T2">9</text:span></text:p>
        </draw:rect>
        <draw:rect draw:style-name="gr3" draw:text-style-name="P1" draw:layer="layout" svg:width="1.27cm" svg:height="0.682cm" svg:x="8.796cm" svg:y="24.924cm">
          <text:p text:style-name="P1"><text:span text:style-name="T2">(11,4)</text:span></text:p>
        </draw:rect>
        <draw:rect draw:style-name="gr3" draw:text-style-name="P1" draw:layer="layout" svg:width="1.27cm" svg:height="0.682cm" svg:x="9.996cm" svg:y="23.609cm">
          <text:p text:style-name="P1"><text:span text:style-name="T1">5</text:span></text:p>
        </draw:rect>
        <draw:rect draw:style-name="gr3" draw:text-style-name="P1" draw:layer="layout" svg:width="1.27cm" svg:height="0.681cm" svg:x="9.996cm" svg:y="24.267cm">
          <text:p text:style-name="P1"><text:span text:style-name="T2">-1</text:span></text:p>
        </draw:rect>
        <draw:rect draw:style-name="gr3" draw:text-style-name="P1" draw:layer="layout" svg:width="1.27cm" svg:height="0.682cm" svg:x="9.996cm" svg:y="24.924cm">
          <text:p text:style-name="P1"><text:span text:style-name="T2">NULL</text:span></text:p>
        </draw:rect>
        <draw:rect draw:style-name="gr3" draw:text-style-name="P1" draw:layer="layout" svg:width="1.27cm" svg:height="0.682cm" svg:x="11.196cm" svg:y="23.609cm">
          <text:p text:style-name="P1"><text:span text:style-name="T1">6</text:span></text:p>
        </draw:rect>
        <draw:rect draw:style-name="gr3" draw:text-style-name="P1" draw:layer="layout" svg:width="1.27cm" svg:height="0.681cm" svg:x="11.196cm" svg:y="24.267cm">
          <text:p text:style-name="P1"><text:span text:style-name="T2">13</text:span></text:p>
        </draw:rect>
        <draw:rect draw:style-name="gr3" draw:text-style-name="P1" draw:layer="layout" svg:width="1.27cm" svg:height="0.682cm" svg:x="11.196cm" svg:y="24.924cm">
          <text:p text:style-name="P1"><text:span text:style-name="T2">(8,6)</text:span></text:p>
        </draw:rect>
        <draw:rect draw:style-name="gr3" draw:text-style-name="P1" draw:layer="layout" svg:width="1.27cm" svg:height="0.682cm" svg:x="12.396cm" svg:y="23.609cm">
          <text:p text:style-name="P1"><text:span text:style-name="T1">7</text:span></text:p>
        </draw:rect>
        <draw:rect draw:style-name="gr3" draw:text-style-name="P1" draw:layer="layout" svg:width="1.27cm" svg:height="0.681cm" svg:x="12.396cm" svg:y="24.267cm">
          <text:p text:style-name="P1"><text:span text:style-name="T2">-1</text:span></text:p>
        </draw:rect>
        <draw:rect draw:style-name="gr3" draw:text-style-name="P1" draw:layer="layout" svg:width="1.27cm" svg:height="0.682cm" svg:x="12.396cm" svg:y="24.924cm">
          <text:p text:style-name="P1"><text:span text:style-name="T2">NULL</text:span></text:p>
        </draw:rect>
        <draw:rect draw:style-name="gr6" draw:text-style-name="P1" draw:layer="layout" svg:width="1.27cm" svg:height="0.682cm" svg:x="13.596cm" svg:y="23.609cm">
          <text:p text:style-name="P1"><text:span text:style-name="T1">8</text:span></text:p>
        </draw:rect>
        <draw:rect draw:style-name="gr3" draw:text-style-name="P1" draw:layer="layout" svg:width="1.27cm" svg:height="0.681cm" svg:x="13.596cm" svg:y="24.267cm">
          <text:p text:style-name="P1"><text:span text:style-name="T2">10</text:span></text:p>
        </draw:rect>
        <draw:rect draw:style-name="gr3" draw:text-style-name="P1" draw:layer="layout" svg:width="1.27cm" svg:height="0.682cm" svg:x="13.596cm" svg:y="24.924cm">
          <text:p text:style-name="P1"><text:span text:style-name="T2">(4,8)</text:span></text:p>
        </draw:rect>
        <draw:rect draw:style-name="gr3" draw:text-style-name="P1" draw:layer="layout" svg:width="1.27cm" svg:height="0.682cm" svg:x="14.796cm" svg:y="23.609cm">
          <text:p text:style-name="P1"><text:span text:style-name="T1">9</text:span></text:p>
        </draw:rect>
        <draw:rect draw:style-name="gr3" draw:text-style-name="P1" draw:layer="layout" svg:width="1.27cm" svg:height="0.681cm" svg:x="14.796cm" svg:y="24.267cm">
          <text:p text:style-name="P1"><text:span text:style-name="T2">12</text:span></text:p>
        </draw:rect>
        <draw:rect draw:style-name="gr3" draw:text-style-name="P1" draw:layer="layout" svg:width="1.27cm" svg:height="0.682cm" svg:x="14.796cm" svg:y="24.924cm">
          <text:p text:style-name="P1"><text:span text:style-name="T2">(8,9)</text:span></text:p>
        </draw:rect>
        <draw:rect draw:style-name="gr3" draw:text-style-name="P1" draw:layer="layout" svg:width="1.27cm" svg:height="0.682cm" svg:x="15.996cm" svg:y="23.609cm">
          <text:p text:style-name="P1"><text:span text:style-name="T1">10</text:span></text:p>
        </draw:rect>
        <draw:rect draw:style-name="gr3" draw:text-style-name="P1" draw:layer="layout" svg:width="1.27cm" svg:height="0.681cm" svg:x="15.996cm" svg:y="24.267cm">
          <text:p text:style-name="P1"><text:span text:style-name="T2">11</text:span></text:p>
        </draw:rect>
        <draw:rect draw:style-name="gr3" draw:text-style-name="P1" draw:layer="layout" svg:width="1.27cm" svg:height="0.682cm" svg:x="15.996cm" svg:y="24.924cm">
          <text:p text:style-name="P1"><text:span text:style-name="T2">(8,10)</text:span></text:p>
        </draw:rect>
        <draw:rect draw:style-name="gr6" draw:text-style-name="P1" draw:layer="layout" svg:width="1.27cm" svg:height="0.682cm" svg:x="17.196cm" svg:y="23.609cm">
          <text:p text:style-name="P1"><text:span text:style-name="T1">11</text:span></text:p>
        </draw:rect>
        <draw:rect draw:style-name="gr3" draw:text-style-name="P1" draw:layer="layout" svg:width="1.27cm" svg:height="0.681cm" svg:x="17.196cm" svg:y="24.267cm">
          <text:p text:style-name="P1"><text:span text:style-name="T2">7</text:span></text:p>
        </draw:rect>
        <draw:rect draw:style-name="gr3" draw:text-style-name="P1" draw:layer="layout" svg:width="1.27cm" svg:height="0.682cm" svg:x="17.196cm" svg:y="24.924cm">
          <text:p text:style-name="P1"><text:span text:style-name="T2">(0,11)</text:span></text:p>
        </draw:rect>
        <draw:rect draw:style-name="gr4" draw:text-style-name="P1" draw:layer="layout" svg:width="1.27cm" svg:height="0.682cm" svg:x="2.296cm" svg:y="23.609cm">
          <text:p text:style-name="P1"><text:span text:style-name="T1">Node</text:span></text:p>
        </draw:rect>
        <draw:rect draw:style-name="gr4" draw:text-style-name="P1" draw:layer="layout" svg:width="1.27cm" svg:height="0.681cm" svg:x="2.296cm" svg:y="24.267cm">
          <text:p text:style-name="P1"><text:span text:style-name="T1">Distance</text:span></text:p>
        </draw:rect>
        <draw:rect draw:style-name="gr4" draw:text-style-name="P1" draw:layer="layout" svg:width="1.27cm" svg:height="0.682cm" svg:x="2.296cm" svg:y="24.924cm">
          <text:p text:style-name="P1"><text:span text:style-name="T1">Backedge</text:span></text:p>
        </draw:rect>
        <draw:frame draw:style-name="gr5" draw:text-style-name="P2" draw:layer="layout" svg:width="8.181cm" svg:height="0.721cm" svg:x="10.145cm" svg:y="22.495cm">
          <draw:text-box>
            <text:p text:style-name="P2">Multimap: (11:10)(12:9)(13,6)(41:1)(43:3)</text:p>
          </draw:text-box>
        </draw:frame>
      </draw:page>
      <draw:page draw:name="page2" draw:style-name="dp1" draw:master-page-name="Default">
        <draw:rect draw:style-name="gr1" draw:text-style-name="P1" draw:layer="layout" svg:width="17.31cm" svg:height="4.176cm" svg:x="1.696cm" svg:y="1.763cm">
          <text:p/>
        </draw:rect>
        <draw:frame draw:style-name="gr2" draw:text-style-name="P2" draw:layer="layout" svg:width="5.408cm" svg:height="0.721cm" svg:x="2.313cm" svg:y="2.228cm">
          <draw:text-box>
            <text:p text:style-name="P2">Visit Node 10: No updates</text:p>
          </draw:text-box>
        </draw:frame>
        <draw:rect draw:style-name="gr6" draw:text-style-name="P1" draw:layer="layout" svg:width="1.27cm" svg:height="0.682cm" svg:x="4.118cm" svg:y="3.361cm">
          <text:p text:style-name="P1"><text:span text:style-name="T1">0</text:span></text:p>
        </draw:rect>
        <draw:rect draw:style-name="gr3" draw:text-style-name="P1" draw:layer="layout" svg:width="1.27cm" svg:height="0.681cm" svg:x="4.118cm" svg:y="4.019cm">
          <text:p text:style-name="P1"><text:span text:style-name="T2">0</text:span></text:p>
        </draw:rect>
        <draw:rect draw:style-name="gr3" draw:text-style-name="P1" draw:layer="layout" svg:width="1.27cm" svg:height="0.682cm" svg:x="4.118cm" svg:y="4.676cm">
          <text:p text:style-name="P1"><text:span text:style-name="T2">NULL</text:span></text:p>
        </draw:rect>
        <draw:rect draw:style-name="gr3" draw:text-style-name="P1" draw:layer="layout" svg:width="1.27cm" svg:height="0.682cm" svg:x="5.318cm" svg:y="3.361cm">
          <text:p text:style-name="P1"><text:span text:style-name="T1">1</text:span></text:p>
        </draw:rect>
        <draw:rect draw:style-name="gr3" draw:text-style-name="P1" draw:layer="layout" svg:width="1.27cm" svg:height="0.681cm" svg:x="5.318cm" svg:y="4.019cm">
          <text:p text:style-name="P1"><text:span text:style-name="T2">47</text:span></text:p>
        </draw:rect>
        <draw:rect draw:style-name="gr3" draw:text-style-name="P1" draw:layer="layout" svg:width="1.27cm" svg:height="0.682cm" svg:x="5.318cm" svg:y="4.676cm">
          <text:p text:style-name="P1"><text:span text:style-name="T2">(11,1)</text:span></text:p>
        </draw:rect>
        <draw:rect draw:style-name="gr6" draw:text-style-name="P1" draw:layer="layout" svg:width="1.27cm" svg:height="0.682cm" svg:x="6.518cm" svg:y="3.361cm">
          <text:p text:style-name="P1"><text:span text:style-name="T1">2</text:span></text:p>
        </draw:rect>
        <draw:rect draw:style-name="gr3" draw:text-style-name="P1" draw:layer="layout" svg:width="1.27cm" svg:height="0.681cm" svg:x="6.518cm" svg:y="4.019cm">
          <text:p text:style-name="P1"><text:span text:style-name="T2">1</text:span></text:p>
        </draw:rect>
        <draw:rect draw:style-name="gr3" draw:text-style-name="P1" draw:layer="layout" svg:width="1.27cm" svg:height="0.682cm" svg:x="6.518cm" svg:y="4.676cm">
          <text:p text:style-name="P1"><text:span text:style-name="T2">(0,2)</text:span></text:p>
        </draw:rect>
        <draw:rect draw:style-name="gr3" draw:text-style-name="P1" draw:layer="layout" svg:width="1.27cm" svg:height="0.682cm" svg:x="7.718cm" svg:y="3.361cm">
          <text:p text:style-name="P1"><text:span text:style-name="T1">3</text:span></text:p>
        </draw:rect>
        <draw:rect draw:style-name="gr3" draw:text-style-name="P1" draw:layer="layout" svg:width="1.27cm" svg:height="0.681cm" svg:x="7.718cm" svg:y="4.019cm">
          <text:p text:style-name="P1"><text:span text:style-name="T2">43</text:span></text:p>
        </draw:rect>
        <draw:rect draw:style-name="gr3" draw:text-style-name="P1" draw:layer="layout" svg:width="1.27cm" svg:height="0.682cm" svg:x="7.718cm" svg:y="4.676cm">
          <text:p text:style-name="P1"><text:span text:style-name="T2">(8,3)</text:span></text:p>
        </draw:rect>
        <draw:rect draw:style-name="gr6" draw:text-style-name="P1" draw:layer="layout" svg:width="1.27cm" svg:height="0.682cm" svg:x="8.918cm" svg:y="3.361cm">
          <text:p text:style-name="P1"><text:span text:style-name="T1">4</text:span></text:p>
        </draw:rect>
        <draw:rect draw:style-name="gr3" draw:text-style-name="P1" draw:layer="layout" svg:width="1.27cm" svg:height="0.681cm" svg:x="8.918cm" svg:y="4.019cm">
          <text:p text:style-name="P1"><text:span text:style-name="T2">9</text:span></text:p>
        </draw:rect>
        <draw:rect draw:style-name="gr3" draw:text-style-name="P1" draw:layer="layout" svg:width="1.27cm" svg:height="0.682cm" svg:x="8.918cm" svg:y="4.676cm">
          <text:p text:style-name="P1"><text:span text:style-name="T2">(11,4)</text:span></text:p>
        </draw:rect>
        <draw:rect draw:style-name="gr3" draw:text-style-name="P1" draw:layer="layout" svg:width="1.27cm" svg:height="0.682cm" svg:x="10.118cm" svg:y="3.361cm">
          <text:p text:style-name="P1"><text:span text:style-name="T1">5</text:span></text:p>
        </draw:rect>
        <draw:rect draw:style-name="gr3" draw:text-style-name="P1" draw:layer="layout" svg:width="1.27cm" svg:height="0.681cm" svg:x="10.118cm" svg:y="4.019cm">
          <text:p text:style-name="P1"><text:span text:style-name="T2">-1</text:span></text:p>
        </draw:rect>
        <draw:rect draw:style-name="gr3" draw:text-style-name="P1" draw:layer="layout" svg:width="1.27cm" svg:height="0.682cm" svg:x="10.118cm" svg:y="4.676cm">
          <text:p text:style-name="P1"><text:span text:style-name="T2">NULL</text:span></text:p>
        </draw:rect>
        <draw:rect draw:style-name="gr3" draw:text-style-name="P1" draw:layer="layout" svg:width="1.27cm" svg:height="0.682cm" svg:x="11.318cm" svg:y="3.361cm">
          <text:p text:style-name="P1"><text:span text:style-name="T1">6</text:span></text:p>
        </draw:rect>
        <draw:rect draw:style-name="gr3" draw:text-style-name="P1" draw:layer="layout" svg:width="1.27cm" svg:height="0.681cm" svg:x="11.318cm" svg:y="4.019cm">
          <text:p text:style-name="P1"><text:span text:style-name="T2">13</text:span></text:p>
        </draw:rect>
        <draw:rect draw:style-name="gr3" draw:text-style-name="P1" draw:layer="layout" svg:width="1.27cm" svg:height="0.682cm" svg:x="11.318cm" svg:y="4.676cm">
          <text:p text:style-name="P1"><text:span text:style-name="T2">(8,6)</text:span></text:p>
        </draw:rect>
        <draw:rect draw:style-name="gr3" draw:text-style-name="P1" draw:layer="layout" svg:width="1.27cm" svg:height="0.682cm" svg:x="12.518cm" svg:y="3.361cm">
          <text:p text:style-name="P1"><text:span text:style-name="T1">7</text:span></text:p>
        </draw:rect>
        <draw:rect draw:style-name="gr3" draw:text-style-name="P1" draw:layer="layout" svg:width="1.27cm" svg:height="0.681cm" svg:x="12.518cm" svg:y="4.019cm">
          <text:p text:style-name="P1"><text:span text:style-name="T2">-1</text:span></text:p>
        </draw:rect>
        <draw:rect draw:style-name="gr3" draw:text-style-name="P1" draw:layer="layout" svg:width="1.27cm" svg:height="0.682cm" svg:x="12.518cm" svg:y="4.676cm">
          <text:p text:style-name="P1"><text:span text:style-name="T2">NULL</text:span></text:p>
        </draw:rect>
        <draw:rect draw:style-name="gr6" draw:text-style-name="P1" draw:layer="layout" svg:width="1.27cm" svg:height="0.682cm" svg:x="13.718cm" svg:y="3.361cm">
          <text:p text:style-name="P1"><text:span text:style-name="T1">8</text:span></text:p>
        </draw:rect>
        <draw:rect draw:style-name="gr3" draw:text-style-name="P1" draw:layer="layout" svg:width="1.27cm" svg:height="0.681cm" svg:x="13.718cm" svg:y="4.019cm">
          <text:p text:style-name="P1"><text:span text:style-name="T2">10</text:span></text:p>
        </draw:rect>
        <draw:rect draw:style-name="gr3" draw:text-style-name="P1" draw:layer="layout" svg:width="1.27cm" svg:height="0.682cm" svg:x="13.718cm" svg:y="4.676cm">
          <text:p text:style-name="P1"><text:span text:style-name="T2">(4,8)</text:span></text:p>
        </draw:rect>
        <draw:rect draw:style-name="gr3" draw:text-style-name="P1" draw:layer="layout" svg:width="1.27cm" svg:height="0.682cm" svg:x="14.918cm" svg:y="3.361cm">
          <text:p text:style-name="P1"><text:span text:style-name="T1">9</text:span></text:p>
        </draw:rect>
        <draw:rect draw:style-name="gr3" draw:text-style-name="P1" draw:layer="layout" svg:width="1.27cm" svg:height="0.681cm" svg:x="14.918cm" svg:y="4.019cm">
          <text:p text:style-name="P1"><text:span text:style-name="T2">12</text:span></text:p>
        </draw:rect>
        <draw:rect draw:style-name="gr3" draw:text-style-name="P1" draw:layer="layout" svg:width="1.27cm" svg:height="0.682cm" svg:x="14.918cm" svg:y="4.676cm">
          <text:p text:style-name="P1"><text:span text:style-name="T2">(8,9)</text:span></text:p>
        </draw:rect>
        <draw:rect draw:style-name="gr6" draw:text-style-name="P1" draw:layer="layout" svg:width="1.27cm" svg:height="0.682cm" svg:x="16.118cm" svg:y="3.361cm">
          <text:p text:style-name="P1"><text:span text:style-name="T1">10</text:span></text:p>
        </draw:rect>
        <draw:rect draw:style-name="gr3" draw:text-style-name="P1" draw:layer="layout" svg:width="1.27cm" svg:height="0.681cm" svg:x="16.118cm" svg:y="4.019cm">
          <text:p text:style-name="P1"><text:span text:style-name="T2">11</text:span></text:p>
        </draw:rect>
        <draw:rect draw:style-name="gr3" draw:text-style-name="P1" draw:layer="layout" svg:width="1.27cm" svg:height="0.682cm" svg:x="16.118cm" svg:y="4.676cm">
          <text:p text:style-name="P1"><text:span text:style-name="T2">(8,10)</text:span></text:p>
        </draw:rect>
        <draw:rect draw:style-name="gr6" draw:text-style-name="P1" draw:layer="layout" svg:width="1.27cm" svg:height="0.682cm" svg:x="17.318cm" svg:y="3.361cm">
          <text:p text:style-name="P1"><text:span text:style-name="T1">11</text:span></text:p>
        </draw:rect>
        <draw:rect draw:style-name="gr3" draw:text-style-name="P1" draw:layer="layout" svg:width="1.27cm" svg:height="0.681cm" svg:x="17.318cm" svg:y="4.019cm">
          <text:p text:style-name="P1"><text:span text:style-name="T2">7</text:span></text:p>
        </draw:rect>
        <draw:rect draw:style-name="gr3" draw:text-style-name="P1" draw:layer="layout" svg:width="1.27cm" svg:height="0.682cm" svg:x="17.318cm" svg:y="4.676cm">
          <text:p text:style-name="P1"><text:span text:style-name="T2">(0,11)</text:span></text:p>
        </draw:rect>
        <draw:rect draw:style-name="gr4" draw:text-style-name="P1" draw:layer="layout" svg:width="1.27cm" svg:height="0.682cm" svg:x="2.418cm" svg:y="3.361cm">
          <text:p text:style-name="P1"><text:span text:style-name="T1">Node</text:span></text:p>
        </draw:rect>
        <draw:rect draw:style-name="gr4" draw:text-style-name="P1" draw:layer="layout" svg:width="1.27cm" svg:height="0.681cm" svg:x="2.418cm" svg:y="4.019cm">
          <text:p text:style-name="P1"><text:span text:style-name="T1">Distance</text:span></text:p>
        </draw:rect>
        <draw:rect draw:style-name="gr4" draw:text-style-name="P1" draw:layer="layout" svg:width="1.27cm" svg:height="0.682cm" svg:x="2.418cm" svg:y="4.676cm">
          <text:p text:style-name="P1"><text:span text:style-name="T1">Backedge</text:span></text:p>
        </draw:rect>
        <draw:frame draw:style-name="gr5" draw:text-style-name="P2" draw:layer="layout" svg:width="6.873cm" svg:height="0.721cm" svg:x="11.659cm" svg:y="2.228cm">
          <draw:text-box>
            <text:p text:style-name="P2">Multimap: (12:9)(13,6)(41:1)(43:3)</text:p>
          </draw:text-box>
        </draw:frame>
        <draw:rect draw:style-name="gr1" draw:text-style-name="P1" draw:layer="layout" svg:width="17.31cm" svg:height="4.176cm" svg:x="1.696cm" svg:y="5.863cm">
          <text:p/>
        </draw:rect>
        <draw:frame draw:style-name="gr2" draw:text-style-name="P2" draw:layer="layout" svg:width="4.845cm" svg:height="0.721cm" svg:x="2.313cm" svg:y="6.328cm">
          <draw:text-box>
            <text:p text:style-name="P2">Visit Node 9: Update 3.</text:p>
          </draw:text-box>
        </draw:frame>
        <draw:rect draw:style-name="gr6" draw:text-style-name="P1" draw:layer="layout" svg:width="1.27cm" svg:height="0.682cm" svg:x="4.118cm" svg:y="7.461cm">
          <text:p text:style-name="P1"><text:span text:style-name="T1">0</text:span></text:p>
        </draw:rect>
        <draw:rect draw:style-name="gr3" draw:text-style-name="P1" draw:layer="layout" svg:width="1.27cm" svg:height="0.681cm" svg:x="4.118cm" svg:y="8.119cm">
          <text:p text:style-name="P1"><text:span text:style-name="T2">0</text:span></text:p>
        </draw:rect>
        <draw:rect draw:style-name="gr3" draw:text-style-name="P1" draw:layer="layout" svg:width="1.27cm" svg:height="0.682cm" svg:x="4.118cm" svg:y="8.776cm">
          <text:p text:style-name="P1"><text:span text:style-name="T2">NULL</text:span></text:p>
        </draw:rect>
        <draw:rect draw:style-name="gr3" draw:text-style-name="P1" draw:layer="layout" svg:width="1.27cm" svg:height="0.682cm" svg:x="5.318cm" svg:y="7.461cm">
          <text:p text:style-name="P1"><text:span text:style-name="T1">1</text:span></text:p>
        </draw:rect>
        <draw:rect draw:style-name="gr3" draw:text-style-name="P1" draw:layer="layout" svg:width="1.27cm" svg:height="0.681cm" svg:x="5.318cm" svg:y="8.119cm">
          <text:p text:style-name="P1"><text:span text:style-name="T2">47</text:span></text:p>
        </draw:rect>
        <draw:rect draw:style-name="gr3" draw:text-style-name="P1" draw:layer="layout" svg:width="1.27cm" svg:height="0.682cm" svg:x="5.318cm" svg:y="8.776cm">
          <text:p text:style-name="P1"><text:span text:style-name="T2">(11,1)</text:span></text:p>
        </draw:rect>
        <draw:rect draw:style-name="gr6" draw:text-style-name="P1" draw:layer="layout" svg:width="1.27cm" svg:height="0.682cm" svg:x="6.518cm" svg:y="7.461cm">
          <text:p text:style-name="P1"><text:span text:style-name="T1">2</text:span></text:p>
        </draw:rect>
        <draw:rect draw:style-name="gr3" draw:text-style-name="P1" draw:layer="layout" svg:width="1.27cm" svg:height="0.681cm" svg:x="6.518cm" svg:y="8.119cm">
          <text:p text:style-name="P1"><text:span text:style-name="T2">1</text:span></text:p>
        </draw:rect>
        <draw:rect draw:style-name="gr3" draw:text-style-name="P1" draw:layer="layout" svg:width="1.27cm" svg:height="0.682cm" svg:x="6.518cm" svg:y="8.776cm">
          <text:p text:style-name="P1"><text:span text:style-name="T2">(0,2)</text:span></text:p>
        </draw:rect>
        <draw:rect draw:style-name="gr3" draw:text-style-name="P1" draw:layer="layout" svg:width="1.27cm" svg:height="0.682cm" svg:x="7.718cm" svg:y="7.461cm">
          <text:p text:style-name="P1"><text:span text:style-name="T1">3</text:span></text:p>
        </draw:rect>
        <draw:rect draw:style-name="gr3" draw:text-style-name="P1" draw:layer="layout" svg:width="1.27cm" svg:height="0.681cm" svg:x="7.718cm" svg:y="8.119cm">
          <text:p text:style-name="P1"><text:span text:style-name="T2">20</text:span></text:p>
        </draw:rect>
        <draw:rect draw:style-name="gr3" draw:text-style-name="P1" draw:layer="layout" svg:width="1.27cm" svg:height="0.682cm" svg:x="7.718cm" svg:y="8.776cm">
          <text:p text:style-name="P1"><text:span text:style-name="T2">(9,3)</text:span></text:p>
        </draw:rect>
        <draw:rect draw:style-name="gr6" draw:text-style-name="P1" draw:layer="layout" svg:width="1.27cm" svg:height="0.682cm" svg:x="8.918cm" svg:y="7.461cm">
          <text:p text:style-name="P1"><text:span text:style-name="T1">4</text:span></text:p>
        </draw:rect>
        <draw:rect draw:style-name="gr3" draw:text-style-name="P1" draw:layer="layout" svg:width="1.27cm" svg:height="0.681cm" svg:x="8.918cm" svg:y="8.119cm">
          <text:p text:style-name="P1"><text:span text:style-name="T2">9</text:span></text:p>
        </draw:rect>
        <draw:rect draw:style-name="gr3" draw:text-style-name="P1" draw:layer="layout" svg:width="1.27cm" svg:height="0.682cm" svg:x="8.918cm" svg:y="8.776cm">
          <text:p text:style-name="P1"><text:span text:style-name="T2">(11,4)</text:span></text:p>
        </draw:rect>
        <draw:rect draw:style-name="gr3" draw:text-style-name="P1" draw:layer="layout" svg:width="1.27cm" svg:height="0.682cm" svg:x="10.118cm" svg:y="7.461cm">
          <text:p text:style-name="P1"><text:span text:style-name="T1">5</text:span></text:p>
        </draw:rect>
        <draw:rect draw:style-name="gr3" draw:text-style-name="P1" draw:layer="layout" svg:width="1.27cm" svg:height="0.681cm" svg:x="10.118cm" svg:y="8.119cm">
          <text:p text:style-name="P1"><text:span text:style-name="T2">-1</text:span></text:p>
        </draw:rect>
        <draw:rect draw:style-name="gr3" draw:text-style-name="P1" draw:layer="layout" svg:width="1.27cm" svg:height="0.682cm" svg:x="10.118cm" svg:y="8.776cm">
          <text:p text:style-name="P1"><text:span text:style-name="T2">NULL</text:span></text:p>
        </draw:rect>
        <draw:rect draw:style-name="gr3" draw:text-style-name="P1" draw:layer="layout" svg:width="1.27cm" svg:height="0.682cm" svg:x="11.318cm" svg:y="7.461cm">
          <text:p text:style-name="P1"><text:span text:style-name="T1">6</text:span></text:p>
        </draw:rect>
        <draw:rect draw:style-name="gr3" draw:text-style-name="P1" draw:layer="layout" svg:width="1.27cm" svg:height="0.681cm" svg:x="11.318cm" svg:y="8.119cm">
          <text:p text:style-name="P1"><text:span text:style-name="T2">13</text:span></text:p>
        </draw:rect>
        <draw:rect draw:style-name="gr3" draw:text-style-name="P1" draw:layer="layout" svg:width="1.27cm" svg:height="0.682cm" svg:x="11.318cm" svg:y="8.776cm">
          <text:p text:style-name="P1"><text:span text:style-name="T2">(8,6)</text:span></text:p>
        </draw:rect>
        <draw:rect draw:style-name="gr3" draw:text-style-name="P1" draw:layer="layout" svg:width="1.27cm" svg:height="0.682cm" svg:x="12.518cm" svg:y="7.461cm">
          <text:p text:style-name="P1"><text:span text:style-name="T1">7</text:span></text:p>
        </draw:rect>
        <draw:rect draw:style-name="gr3" draw:text-style-name="P1" draw:layer="layout" svg:width="1.27cm" svg:height="0.681cm" svg:x="12.518cm" svg:y="8.119cm">
          <text:p text:style-name="P1"><text:span text:style-name="T2">-1</text:span></text:p>
        </draw:rect>
        <draw:rect draw:style-name="gr3" draw:text-style-name="P1" draw:layer="layout" svg:width="1.27cm" svg:height="0.682cm" svg:x="12.518cm" svg:y="8.776cm">
          <text:p text:style-name="P1"><text:span text:style-name="T2">NULL</text:span></text:p>
        </draw:rect>
        <draw:rect draw:style-name="gr6" draw:text-style-name="P1" draw:layer="layout" svg:width="1.27cm" svg:height="0.682cm" svg:x="13.718cm" svg:y="7.461cm">
          <text:p text:style-name="P1"><text:span text:style-name="T1">8</text:span></text:p>
        </draw:rect>
        <draw:rect draw:style-name="gr3" draw:text-style-name="P1" draw:layer="layout" svg:width="1.27cm" svg:height="0.681cm" svg:x="13.718cm" svg:y="8.119cm">
          <text:p text:style-name="P1"><text:span text:style-name="T2">10</text:span></text:p>
        </draw:rect>
        <draw:rect draw:style-name="gr3" draw:text-style-name="P1" draw:layer="layout" svg:width="1.27cm" svg:height="0.682cm" svg:x="13.718cm" svg:y="8.776cm">
          <text:p text:style-name="P1"><text:span text:style-name="T2">(4,8)</text:span></text:p>
        </draw:rect>
        <draw:rect draw:style-name="gr6" draw:text-style-name="P1" draw:layer="layout" svg:width="1.27cm" svg:height="0.682cm" svg:x="14.918cm" svg:y="7.461cm">
          <text:p text:style-name="P1"><text:span text:style-name="T1">9</text:span></text:p>
        </draw:rect>
        <draw:rect draw:style-name="gr3" draw:text-style-name="P1" draw:layer="layout" svg:width="1.27cm" svg:height="0.681cm" svg:x="14.918cm" svg:y="8.119cm">
          <text:p text:style-name="P1"><text:span text:style-name="T2">12</text:span></text:p>
        </draw:rect>
        <draw:rect draw:style-name="gr3" draw:text-style-name="P1" draw:layer="layout" svg:width="1.27cm" svg:height="0.682cm" svg:x="14.918cm" svg:y="8.776cm">
          <text:p text:style-name="P1"><text:span text:style-name="T2">(8,9)</text:span></text:p>
        </draw:rect>
        <draw:rect draw:style-name="gr6" draw:text-style-name="P1" draw:layer="layout" svg:width="1.27cm" svg:height="0.682cm" svg:x="16.118cm" svg:y="7.461cm">
          <text:p text:style-name="P1"><text:span text:style-name="T1">10</text:span></text:p>
        </draw:rect>
        <draw:rect draw:style-name="gr3" draw:text-style-name="P1" draw:layer="layout" svg:width="1.27cm" svg:height="0.681cm" svg:x="16.118cm" svg:y="8.119cm">
          <text:p text:style-name="P1"><text:span text:style-name="T2">11</text:span></text:p>
        </draw:rect>
        <draw:rect draw:style-name="gr3" draw:text-style-name="P1" draw:layer="layout" svg:width="1.27cm" svg:height="0.682cm" svg:x="16.118cm" svg:y="8.776cm">
          <text:p text:style-name="P1"><text:span text:style-name="T2">(8,10)</text:span></text:p>
        </draw:rect>
        <draw:rect draw:style-name="gr6" draw:text-style-name="P1" draw:layer="layout" svg:width="1.27cm" svg:height="0.682cm" svg:x="17.318cm" svg:y="7.461cm">
          <text:p text:style-name="P1"><text:span text:style-name="T1">11</text:span></text:p>
        </draw:rect>
        <draw:rect draw:style-name="gr3" draw:text-style-name="P1" draw:layer="layout" svg:width="1.27cm" svg:height="0.681cm" svg:x="17.318cm" svg:y="8.119cm">
          <text:p text:style-name="P1"><text:span text:style-name="T2">7</text:span></text:p>
        </draw:rect>
        <draw:rect draw:style-name="gr3" draw:text-style-name="P1" draw:layer="layout" svg:width="1.27cm" svg:height="0.682cm" svg:x="17.318cm" svg:y="8.776cm">
          <text:p text:style-name="P1"><text:span text:style-name="T2">(0,11)</text:span></text:p>
        </draw:rect>
        <draw:rect draw:style-name="gr4" draw:text-style-name="P1" draw:layer="layout" svg:width="1.27cm" svg:height="0.682cm" svg:x="2.418cm" svg:y="7.461cm">
          <text:p text:style-name="P1"><text:span text:style-name="T1">Node</text:span></text:p>
        </draw:rect>
        <draw:rect draw:style-name="gr4" draw:text-style-name="P1" draw:layer="layout" svg:width="1.27cm" svg:height="0.681cm" svg:x="2.418cm" svg:y="8.119cm">
          <text:p text:style-name="P1"><text:span text:style-name="T1">Distance</text:span></text:p>
        </draw:rect>
        <draw:rect draw:style-name="gr4" draw:text-style-name="P1" draw:layer="layout" svg:width="1.27cm" svg:height="0.682cm" svg:x="2.418cm" svg:y="8.776cm">
          <text:p text:style-name="P1"><text:span text:style-name="T1">Backedge</text:span></text:p>
        </draw:rect>
        <draw:frame draw:style-name="gr5" draw:text-style-name="P2" draw:layer="layout" svg:width="5.768cm" svg:height="0.721cm" svg:x="12.659cm" svg:y="6.328cm">
          <draw:text-box>
            <text:p text:style-name="P2">Multimap: (13,6)(20:3)(41:1)</text:p>
          </draw:text-box>
        </draw:frame>
        <draw:rect draw:style-name="gr1" draw:text-style-name="P1" draw:layer="layout" svg:width="17.31cm" svg:height="4.176cm" svg:x="1.696cm" svg:y="9.963cm">
          <text:p/>
        </draw:rect>
        <draw:frame draw:style-name="gr2" draw:text-style-name="P2" draw:layer="layout" svg:width="5.713cm" svg:height="0.721cm" svg:x="2.313cm" svg:y="10.428cm">
          <draw:text-box>
            <text:p text:style-name="P2">Visit Node 6: Insert 7 and 5.</text:p>
          </draw:text-box>
        </draw:frame>
        <draw:rect draw:style-name="gr6" draw:text-style-name="P1" draw:layer="layout" svg:width="1.27cm" svg:height="0.682cm" svg:x="4.118cm" svg:y="11.561cm">
          <text:p text:style-name="P1"><text:span text:style-name="T1">0</text:span></text:p>
        </draw:rect>
        <draw:rect draw:style-name="gr3" draw:text-style-name="P1" draw:layer="layout" svg:width="1.27cm" svg:height="0.681cm" svg:x="4.118cm" svg:y="12.219cm">
          <text:p text:style-name="P1"><text:span text:style-name="T2">0</text:span></text:p>
        </draw:rect>
        <draw:rect draw:style-name="gr3" draw:text-style-name="P1" draw:layer="layout" svg:width="1.27cm" svg:height="0.682cm" svg:x="4.118cm" svg:y="12.876cm">
          <text:p text:style-name="P1"><text:span text:style-name="T2">NULL</text:span></text:p>
        </draw:rect>
        <draw:rect draw:style-name="gr3" draw:text-style-name="P1" draw:layer="layout" svg:width="1.27cm" svg:height="0.682cm" svg:x="5.318cm" svg:y="11.561cm">
          <text:p text:style-name="P1"><text:span text:style-name="T1">1</text:span></text:p>
        </draw:rect>
        <draw:rect draw:style-name="gr3" draw:text-style-name="P1" draw:layer="layout" svg:width="1.27cm" svg:height="0.681cm" svg:x="5.318cm" svg:y="12.219cm">
          <text:p text:style-name="P1"><text:span text:style-name="T2">47</text:span></text:p>
        </draw:rect>
        <draw:rect draw:style-name="gr3" draw:text-style-name="P1" draw:layer="layout" svg:width="1.27cm" svg:height="0.682cm" svg:x="5.318cm" svg:y="12.876cm">
          <text:p text:style-name="P1"><text:span text:style-name="T2">(11,1)</text:span></text:p>
        </draw:rect>
        <draw:rect draw:style-name="gr6" draw:text-style-name="P1" draw:layer="layout" svg:width="1.27cm" svg:height="0.682cm" svg:x="6.518cm" svg:y="11.561cm">
          <text:p text:style-name="P1"><text:span text:style-name="T1">2</text:span></text:p>
        </draw:rect>
        <draw:rect draw:style-name="gr3" draw:text-style-name="P1" draw:layer="layout" svg:width="1.27cm" svg:height="0.681cm" svg:x="6.518cm" svg:y="12.219cm">
          <text:p text:style-name="P1"><text:span text:style-name="T2">1</text:span></text:p>
        </draw:rect>
        <draw:rect draw:style-name="gr3" draw:text-style-name="P1" draw:layer="layout" svg:width="1.27cm" svg:height="0.682cm" svg:x="6.518cm" svg:y="12.876cm">
          <text:p text:style-name="P1"><text:span text:style-name="T2">(0,2)</text:span></text:p>
        </draw:rect>
        <draw:rect draw:style-name="gr3" draw:text-style-name="P1" draw:layer="layout" svg:width="1.27cm" svg:height="0.682cm" svg:x="7.718cm" svg:y="11.561cm">
          <text:p text:style-name="P1"><text:span text:style-name="T1">3</text:span></text:p>
        </draw:rect>
        <draw:rect draw:style-name="gr3" draw:text-style-name="P1" draw:layer="layout" svg:width="1.27cm" svg:height="0.681cm" svg:x="7.718cm" svg:y="12.219cm">
          <text:p text:style-name="P1"><text:span text:style-name="T2">20</text:span></text:p>
        </draw:rect>
        <draw:rect draw:style-name="gr3" draw:text-style-name="P1" draw:layer="layout" svg:width="1.27cm" svg:height="0.682cm" svg:x="7.718cm" svg:y="12.876cm">
          <text:p text:style-name="P1"><text:span text:style-name="T2">(9,3)</text:span></text:p>
        </draw:rect>
        <draw:rect draw:style-name="gr6" draw:text-style-name="P1" draw:layer="layout" svg:width="1.27cm" svg:height="0.682cm" svg:x="8.918cm" svg:y="11.561cm">
          <text:p text:style-name="P1"><text:span text:style-name="T1">4</text:span></text:p>
        </draw:rect>
        <draw:rect draw:style-name="gr3" draw:text-style-name="P1" draw:layer="layout" svg:width="1.27cm" svg:height="0.681cm" svg:x="8.918cm" svg:y="12.219cm">
          <text:p text:style-name="P1"><text:span text:style-name="T2">9</text:span></text:p>
        </draw:rect>
        <draw:rect draw:style-name="gr3" draw:text-style-name="P1" draw:layer="layout" svg:width="1.27cm" svg:height="0.682cm" svg:x="8.918cm" svg:y="12.876cm">
          <text:p text:style-name="P1"><text:span text:style-name="T2">(11,4)</text:span></text:p>
        </draw:rect>
        <draw:rect draw:style-name="gr3" draw:text-style-name="P1" draw:layer="layout" svg:width="1.27cm" svg:height="0.682cm" svg:x="10.118cm" svg:y="11.561cm">
          <text:p text:style-name="P1"><text:span text:style-name="T1">5</text:span></text:p>
        </draw:rect>
        <draw:rect draw:style-name="gr3" draw:text-style-name="P1" draw:layer="layout" svg:width="1.27cm" svg:height="0.681cm" svg:x="10.118cm" svg:y="12.219cm">
          <text:p text:style-name="P1"><text:span text:style-name="T2">14</text:span></text:p>
        </draw:rect>
        <draw:rect draw:style-name="gr3" draw:text-style-name="P1" draw:layer="layout" svg:width="1.27cm" svg:height="0.682cm" svg:x="10.118cm" svg:y="12.876cm">
          <text:p text:style-name="P1"><text:span text:style-name="T2">(6,5)</text:span></text:p>
        </draw:rect>
        <draw:rect draw:style-name="gr6" draw:text-style-name="P1" draw:layer="layout" svg:width="1.27cm" svg:height="0.682cm" svg:x="11.318cm" svg:y="11.561cm">
          <text:p text:style-name="P1"><text:span text:style-name="T1">6</text:span></text:p>
        </draw:rect>
        <draw:rect draw:style-name="gr3" draw:text-style-name="P1" draw:layer="layout" svg:width="1.27cm" svg:height="0.681cm" svg:x="11.318cm" svg:y="12.219cm">
          <text:p text:style-name="P1"><text:span text:style-name="T2">13</text:span></text:p>
        </draw:rect>
        <draw:rect draw:style-name="gr3" draw:text-style-name="P1" draw:layer="layout" svg:width="1.27cm" svg:height="0.682cm" svg:x="11.318cm" svg:y="12.876cm">
          <text:p text:style-name="P1"><text:span text:style-name="T2">(8,6)</text:span></text:p>
        </draw:rect>
        <draw:rect draw:style-name="gr3" draw:text-style-name="P1" draw:layer="layout" svg:width="1.27cm" svg:height="0.682cm" svg:x="12.518cm" svg:y="11.561cm">
          <text:p text:style-name="P1"><text:span text:style-name="T1">7</text:span></text:p>
        </draw:rect>
        <draw:rect draw:style-name="gr3" draw:text-style-name="P1" draw:layer="layout" svg:width="1.27cm" svg:height="0.681cm" svg:x="12.518cm" svg:y="12.219cm">
          <text:p text:style-name="P1"><text:span text:style-name="T2">14</text:span></text:p>
        </draw:rect>
        <draw:rect draw:style-name="gr3" draw:text-style-name="P1" draw:layer="layout" svg:width="1.27cm" svg:height="0.682cm" svg:x="12.518cm" svg:y="12.876cm">
          <text:p text:style-name="P1"><text:span text:style-name="T2">(6,7)</text:span></text:p>
        </draw:rect>
        <draw:rect draw:style-name="gr6" draw:text-style-name="P1" draw:layer="layout" svg:width="1.27cm" svg:height="0.682cm" svg:x="13.718cm" svg:y="11.561cm">
          <text:p text:style-name="P1"><text:span text:style-name="T1">8</text:span></text:p>
        </draw:rect>
        <draw:rect draw:style-name="gr3" draw:text-style-name="P1" draw:layer="layout" svg:width="1.27cm" svg:height="0.681cm" svg:x="13.718cm" svg:y="12.219cm">
          <text:p text:style-name="P1"><text:span text:style-name="T2">10</text:span></text:p>
        </draw:rect>
        <draw:rect draw:style-name="gr3" draw:text-style-name="P1" draw:layer="layout" svg:width="1.27cm" svg:height="0.682cm" svg:x="13.718cm" svg:y="12.876cm">
          <text:p text:style-name="P1"><text:span text:style-name="T2">(4,8)</text:span></text:p>
        </draw:rect>
        <draw:rect draw:style-name="gr6" draw:text-style-name="P1" draw:layer="layout" svg:width="1.27cm" svg:height="0.682cm" svg:x="14.918cm" svg:y="11.561cm">
          <text:p text:style-name="P1"><text:span text:style-name="T1">9</text:span></text:p>
        </draw:rect>
        <draw:rect draw:style-name="gr3" draw:text-style-name="P1" draw:layer="layout" svg:width="1.27cm" svg:height="0.681cm" svg:x="14.918cm" svg:y="12.219cm">
          <text:p text:style-name="P1"><text:span text:style-name="T2">12</text:span></text:p>
        </draw:rect>
        <draw:rect draw:style-name="gr3" draw:text-style-name="P1" draw:layer="layout" svg:width="1.27cm" svg:height="0.682cm" svg:x="14.918cm" svg:y="12.876cm">
          <text:p text:style-name="P1"><text:span text:style-name="T2">(8,9)</text:span></text:p>
        </draw:rect>
        <draw:rect draw:style-name="gr6" draw:text-style-name="P1" draw:layer="layout" svg:width="1.27cm" svg:height="0.682cm" svg:x="16.118cm" svg:y="11.561cm">
          <text:p text:style-name="P1"><text:span text:style-name="T1">10</text:span></text:p>
        </draw:rect>
        <draw:rect draw:style-name="gr3" draw:text-style-name="P1" draw:layer="layout" svg:width="1.27cm" svg:height="0.681cm" svg:x="16.118cm" svg:y="12.219cm">
          <text:p text:style-name="P1"><text:span text:style-name="T2">11</text:span></text:p>
        </draw:rect>
        <draw:rect draw:style-name="gr3" draw:text-style-name="P1" draw:layer="layout" svg:width="1.27cm" svg:height="0.682cm" svg:x="16.118cm" svg:y="12.876cm">
          <text:p text:style-name="P1"><text:span text:style-name="T2">(8,10)</text:span></text:p>
        </draw:rect>
        <draw:rect draw:style-name="gr6" draw:text-style-name="P1" draw:layer="layout" svg:width="1.27cm" svg:height="0.682cm" svg:x="17.318cm" svg:y="11.561cm">
          <text:p text:style-name="P1"><text:span text:style-name="T1">11</text:span></text:p>
        </draw:rect>
        <draw:rect draw:style-name="gr3" draw:text-style-name="P1" draw:layer="layout" svg:width="1.27cm" svg:height="0.681cm" svg:x="17.318cm" svg:y="12.219cm">
          <text:p text:style-name="P1"><text:span text:style-name="T2">7</text:span></text:p>
        </draw:rect>
        <draw:rect draw:style-name="gr3" draw:text-style-name="P1" draw:layer="layout" svg:width="1.27cm" svg:height="0.682cm" svg:x="17.318cm" svg:y="12.876cm">
          <text:p text:style-name="P1"><text:span text:style-name="T2">(0,11)</text:span></text:p>
        </draw:rect>
        <draw:rect draw:style-name="gr4" draw:text-style-name="P1" draw:layer="layout" svg:width="1.27cm" svg:height="0.682cm" svg:x="2.418cm" svg:y="11.561cm">
          <text:p text:style-name="P1"><text:span text:style-name="T1">Node</text:span></text:p>
        </draw:rect>
        <draw:rect draw:style-name="gr4" draw:text-style-name="P1" draw:layer="layout" svg:width="1.27cm" svg:height="0.681cm" svg:x="2.418cm" svg:y="12.219cm">
          <text:p text:style-name="P1"><text:span text:style-name="T1">Distance</text:span></text:p>
        </draw:rect>
        <draw:rect draw:style-name="gr4" draw:text-style-name="P1" draw:layer="layout" svg:width="1.27cm" svg:height="0.682cm" svg:x="2.418cm" svg:y="12.876cm">
          <text:p text:style-name="P1"><text:span text:style-name="T1">Backedge</text:span></text:p>
        </draw:rect>
        <draw:frame draw:style-name="gr5" draw:text-style-name="P2" draw:layer="layout" svg:width="6.873cm" svg:height="0.721cm" svg:x="11.759cm" svg:y="10.428cm">
          <draw:text-box>
            <text:p text:style-name="P2">Multimap: (14:5)(14:7)(20:3)(41:1)</text:p>
          </draw:text-box>
        </draw:frame>
        <draw:rect draw:style-name="gr1" draw:text-style-name="P1" draw:layer="layout" svg:width="17.31cm" svg:height="4.176cm" svg:x="1.696cm" svg:y="14.063cm">
          <text:p/>
        </draw:rect>
        <draw:frame draw:style-name="gr2" draw:text-style-name="P2" draw:layer="layout" svg:width="8.867cm" svg:height="0.721cm" svg:x="2.313cm" svg:y="14.528cm">
          <draw:text-box>
            <text:p text:style-name="P2">Visit nodes 5, 7, 3 and 1 – No futher updates</text:p>
          </draw:text-box>
        </draw:frame>
        <draw:rect draw:style-name="gr6" draw:text-style-name="P1" draw:layer="layout" svg:width="1.27cm" svg:height="0.682cm" svg:x="4.118cm" svg:y="15.661cm">
          <text:p text:style-name="P1"><text:span text:style-name="T1">0</text:span></text:p>
        </draw:rect>
        <draw:rect draw:style-name="gr3" draw:text-style-name="P1" draw:layer="layout" svg:width="1.27cm" svg:height="0.681cm" svg:x="4.118cm" svg:y="16.319cm">
          <text:p text:style-name="P1"><text:span text:style-name="T2">0</text:span></text:p>
        </draw:rect>
        <draw:rect draw:style-name="gr3" draw:text-style-name="P1" draw:layer="layout" svg:width="1.27cm" svg:height="0.682cm" svg:x="4.118cm" svg:y="16.976cm">
          <text:p text:style-name="P1"><text:span text:style-name="T2">NULL</text:span></text:p>
        </draw:rect>
        <draw:rect draw:style-name="gr6" draw:text-style-name="P1" draw:layer="layout" svg:width="1.27cm" svg:height="0.682cm" svg:x="5.318cm" svg:y="15.661cm">
          <text:p text:style-name="P1"><text:span text:style-name="T1">1</text:span></text:p>
        </draw:rect>
        <draw:rect draw:style-name="gr3" draw:text-style-name="P1" draw:layer="layout" svg:width="1.27cm" svg:height="0.681cm" svg:x="5.318cm" svg:y="16.319cm">
          <text:p text:style-name="P1"><text:span text:style-name="T2">47</text:span></text:p>
        </draw:rect>
        <draw:rect draw:style-name="gr3" draw:text-style-name="P1" draw:layer="layout" svg:width="1.27cm" svg:height="0.682cm" svg:x="5.318cm" svg:y="16.976cm">
          <text:p text:style-name="P1"><text:span text:style-name="T2">(11,1)</text:span></text:p>
        </draw:rect>
        <draw:rect draw:style-name="gr6" draw:text-style-name="P1" draw:layer="layout" svg:width="1.27cm" svg:height="0.682cm" svg:x="6.518cm" svg:y="15.661cm">
          <text:p text:style-name="P1"><text:span text:style-name="T1">2</text:span></text:p>
        </draw:rect>
        <draw:rect draw:style-name="gr3" draw:text-style-name="P1" draw:layer="layout" svg:width="1.27cm" svg:height="0.681cm" svg:x="6.518cm" svg:y="16.319cm">
          <text:p text:style-name="P1"><text:span text:style-name="T2">1</text:span></text:p>
        </draw:rect>
        <draw:rect draw:style-name="gr3" draw:text-style-name="P1" draw:layer="layout" svg:width="1.27cm" svg:height="0.682cm" svg:x="6.518cm" svg:y="16.976cm">
          <text:p text:style-name="P1"><text:span text:style-name="T2">(0,2)</text:span></text:p>
        </draw:rect>
        <draw:rect draw:style-name="gr6" draw:text-style-name="P1" draw:layer="layout" svg:width="1.27cm" svg:height="0.682cm" svg:x="7.718cm" svg:y="15.661cm">
          <text:p text:style-name="P1"><text:span text:style-name="T1">3</text:span></text:p>
        </draw:rect>
        <draw:rect draw:style-name="gr3" draw:text-style-name="P1" draw:layer="layout" svg:width="1.27cm" svg:height="0.681cm" svg:x="7.718cm" svg:y="16.319cm">
          <text:p text:style-name="P1"><text:span text:style-name="T2">20</text:span></text:p>
        </draw:rect>
        <draw:rect draw:style-name="gr3" draw:text-style-name="P1" draw:layer="layout" svg:width="1.27cm" svg:height="0.682cm" svg:x="7.718cm" svg:y="16.976cm">
          <text:p text:style-name="P1"><text:span text:style-name="T2">(9,3)</text:span></text:p>
        </draw:rect>
        <draw:rect draw:style-name="gr6" draw:text-style-name="P1" draw:layer="layout" svg:width="1.27cm" svg:height="0.682cm" svg:x="8.918cm" svg:y="15.661cm">
          <text:p text:style-name="P1"><text:span text:style-name="T1">4</text:span></text:p>
        </draw:rect>
        <draw:rect draw:style-name="gr3" draw:text-style-name="P1" draw:layer="layout" svg:width="1.27cm" svg:height="0.681cm" svg:x="8.918cm" svg:y="16.319cm">
          <text:p text:style-name="P1"><text:span text:style-name="T2">9</text:span></text:p>
        </draw:rect>
        <draw:rect draw:style-name="gr3" draw:text-style-name="P1" draw:layer="layout" svg:width="1.27cm" svg:height="0.682cm" svg:x="8.918cm" svg:y="16.976cm">
          <text:p text:style-name="P1"><text:span text:style-name="T2">(11,4)</text:span></text:p>
        </draw:rect>
        <draw:rect draw:style-name="gr6" draw:text-style-name="P1" draw:layer="layout" svg:width="1.27cm" svg:height="0.682cm" svg:x="10.118cm" svg:y="15.661cm">
          <text:p text:style-name="P1"><text:span text:style-name="T1">5</text:span></text:p>
        </draw:rect>
        <draw:rect draw:style-name="gr3" draw:text-style-name="P1" draw:layer="layout" svg:width="1.27cm" svg:height="0.681cm" svg:x="10.118cm" svg:y="16.319cm">
          <text:p text:style-name="P1"><text:span text:style-name="T2">14</text:span></text:p>
        </draw:rect>
        <draw:rect draw:style-name="gr3" draw:text-style-name="P1" draw:layer="layout" svg:width="1.27cm" svg:height="0.682cm" svg:x="10.118cm" svg:y="16.976cm">
          <text:p text:style-name="P1"><text:span text:style-name="T2">(6,5)</text:span></text:p>
        </draw:rect>
        <draw:rect draw:style-name="gr6" draw:text-style-name="P1" draw:layer="layout" svg:width="1.27cm" svg:height="0.682cm" svg:x="11.318cm" svg:y="15.661cm">
          <text:p text:style-name="P1"><text:span text:style-name="T1">6</text:span></text:p>
        </draw:rect>
        <draw:rect draw:style-name="gr3" draw:text-style-name="P1" draw:layer="layout" svg:width="1.27cm" svg:height="0.681cm" svg:x="11.318cm" svg:y="16.319cm">
          <text:p text:style-name="P1"><text:span text:style-name="T2">13</text:span></text:p>
        </draw:rect>
        <draw:rect draw:style-name="gr3" draw:text-style-name="P1" draw:layer="layout" svg:width="1.27cm" svg:height="0.682cm" svg:x="11.318cm" svg:y="16.976cm">
          <text:p text:style-name="P1"><text:span text:style-name="T2">(8,6)</text:span></text:p>
        </draw:rect>
        <draw:rect draw:style-name="gr6" draw:text-style-name="P1" draw:layer="layout" svg:width="1.27cm" svg:height="0.682cm" svg:x="12.518cm" svg:y="15.661cm">
          <text:p text:style-name="P1"><text:span text:style-name="T1">7</text:span></text:p>
        </draw:rect>
        <draw:rect draw:style-name="gr3" draw:text-style-name="P1" draw:layer="layout" svg:width="1.27cm" svg:height="0.681cm" svg:x="12.518cm" svg:y="16.319cm">
          <text:p text:style-name="P1"><text:span text:style-name="T2">14</text:span></text:p>
        </draw:rect>
        <draw:rect draw:style-name="gr3" draw:text-style-name="P1" draw:layer="layout" svg:width="1.27cm" svg:height="0.682cm" svg:x="12.518cm" svg:y="16.976cm">
          <text:p text:style-name="P1"><text:span text:style-name="T2">(6,7)</text:span></text:p>
        </draw:rect>
        <draw:rect draw:style-name="gr6" draw:text-style-name="P1" draw:layer="layout" svg:width="1.27cm" svg:height="0.682cm" svg:x="13.718cm" svg:y="15.661cm">
          <text:p text:style-name="P1"><text:span text:style-name="T1">8</text:span></text:p>
        </draw:rect>
        <draw:rect draw:style-name="gr3" draw:text-style-name="P1" draw:layer="layout" svg:width="1.27cm" svg:height="0.681cm" svg:x="13.718cm" svg:y="16.319cm">
          <text:p text:style-name="P1"><text:span text:style-name="T2">10</text:span></text:p>
        </draw:rect>
        <draw:rect draw:style-name="gr3" draw:text-style-name="P1" draw:layer="layout" svg:width="1.27cm" svg:height="0.682cm" svg:x="13.718cm" svg:y="16.976cm">
          <text:p text:style-name="P1"><text:span text:style-name="T2">(4,8)</text:span></text:p>
        </draw:rect>
        <draw:rect draw:style-name="gr6" draw:text-style-name="P1" draw:layer="layout" svg:width="1.27cm" svg:height="0.682cm" svg:x="14.918cm" svg:y="15.661cm">
          <text:p text:style-name="P1"><text:span text:style-name="T1">9</text:span></text:p>
        </draw:rect>
        <draw:rect draw:style-name="gr3" draw:text-style-name="P1" draw:layer="layout" svg:width="1.27cm" svg:height="0.681cm" svg:x="14.918cm" svg:y="16.319cm">
          <text:p text:style-name="P1"><text:span text:style-name="T2">12</text:span></text:p>
        </draw:rect>
        <draw:rect draw:style-name="gr3" draw:text-style-name="P1" draw:layer="layout" svg:width="1.27cm" svg:height="0.682cm" svg:x="14.918cm" svg:y="16.976cm">
          <text:p text:style-name="P1"><text:span text:style-name="T2">(8,9)</text:span></text:p>
        </draw:rect>
        <draw:rect draw:style-name="gr6" draw:text-style-name="P1" draw:layer="layout" svg:width="1.27cm" svg:height="0.682cm" svg:x="16.118cm" svg:y="15.661cm">
          <text:p text:style-name="P1"><text:span text:style-name="T1">10</text:span></text:p>
        </draw:rect>
        <draw:rect draw:style-name="gr3" draw:text-style-name="P1" draw:layer="layout" svg:width="1.27cm" svg:height="0.681cm" svg:x="16.118cm" svg:y="16.319cm">
          <text:p text:style-name="P1"><text:span text:style-name="T2">11</text:span></text:p>
        </draw:rect>
        <draw:rect draw:style-name="gr3" draw:text-style-name="P1" draw:layer="layout" svg:width="1.27cm" svg:height="0.682cm" svg:x="16.118cm" svg:y="16.976cm">
          <text:p text:style-name="P1"><text:span text:style-name="T2">(8,10)</text:span></text:p>
        </draw:rect>
        <draw:rect draw:style-name="gr6" draw:text-style-name="P1" draw:layer="layout" svg:width="1.27cm" svg:height="0.682cm" svg:x="17.318cm" svg:y="15.661cm">
          <text:p text:style-name="P1"><text:span text:style-name="T1">11</text:span></text:p>
        </draw:rect>
        <draw:rect draw:style-name="gr3" draw:text-style-name="P1" draw:layer="layout" svg:width="1.27cm" svg:height="0.681cm" svg:x="17.318cm" svg:y="16.319cm">
          <text:p text:style-name="P1"><text:span text:style-name="T2">7</text:span></text:p>
        </draw:rect>
        <draw:rect draw:style-name="gr3" draw:text-style-name="P1" draw:layer="layout" svg:width="1.27cm" svg:height="0.682cm" svg:x="17.318cm" svg:y="16.976cm">
          <text:p text:style-name="P1"><text:span text:style-name="T2">(0,11)</text:span></text:p>
        </draw:rect>
        <draw:rect draw:style-name="gr4" draw:text-style-name="P1" draw:layer="layout" svg:width="1.27cm" svg:height="0.682cm" svg:x="2.418cm" svg:y="15.661cm">
          <text:p text:style-name="P1"><text:span text:style-name="T1">Node</text:span></text:p>
        </draw:rect>
        <draw:rect draw:style-name="gr4" draw:text-style-name="P1" draw:layer="layout" svg:width="1.27cm" svg:height="0.681cm" svg:x="2.418cm" svg:y="16.319cm">
          <text:p text:style-name="P1"><text:span text:style-name="T1">Distance</text:span></text:p>
        </draw:rect>
        <draw:rect draw:style-name="gr4" draw:text-style-name="P1" draw:layer="layout" svg:width="1.27cm" svg:height="0.682cm" svg:x="2.418cm" svg:y="16.976cm">
          <text:p text:style-name="P1"><text:span text:style-name="T1">Backedg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date>2009-10-28T12:23:42</dc:date>
    <meta:editing-duration>PT00H59M02S</meta:editing-duration>
    <meta:editing-cycles>12</meta:editing-cycles>
    <meta:document-statistic meta:object-count="419"/>
    <meta:user-defined meta:name="Info 1"/>
    <meta:user-defined meta:name="Info 2"/>
    <meta:user-defined meta:name="Info 3"/>
    <meta:user-defined meta:name="Info 4"/>
  </office:meta>
</office:document-meta>
</file>